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4" style:family="table-cell" style:parent-style-name="Default" style:data-style-name="N100"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0" style:family="table-cell" style:parent-style-name="Default"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2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ext-properties style:font-name="Arial" fo:font-style="italic" style:font-style-asian="italic" style:font-style-complex="italic"/>
    </style:style>
    <style:style style:name="ce3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3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36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4">
      <style:table-cell-properties fo:background-color="#ffff99"/>
      <style:text-properties style:font-name="Arial"/>
    </style:style>
    <style:style style:name="ce41" style:family="table-cell" style:parent-style-name="Default" style:data-style-name="N4">
      <style:table-cell-properties fo:background-color="transparent"/>
      <style:text-properties style:font-name="Arial"/>
    </style:style>
    <style:style style:name="ce42" style:family="table-cell" style:parent-style-name="Default" style:data-style-name="N4"/>
    <style:style style:name="ce43" style:family="table-cell" style:parent-style-name="Default" style:data-style-name="N4">
      <style:text-properties style:font-name="Arial"/>
    </style:style>
    <style:style style:name="ce4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4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47" style:family="table-cell" style:parent-style-name="Default">
      <style:text-properties style:font-name="Arial" fo:font-style="normal" style:font-style-asian="normal" style:font-style-complex="normal"/>
    </style:style>
    <style:style style:name="ce4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5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2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64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65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66" style:family="table-cell" style:parent-style-name="Default" style:data-style-name="N3"/>
    <style:style style:name="ce67" style:family="table-cell" style:parent-style-name="Default" style:data-style-name="N3">
      <style:text-properties style:font-name="Arial"/>
    </style:style>
    <style:style style:name="ce68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4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77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78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79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0" style:family="table-cell" style:parent-style-name="Default" style:data-style-name="N4">
      <style:table-cell-properties fo:background-color="#ffff99"/>
    </style:style>
    <style:style style:name="ce8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1">
      <style:table-cell-properties fo:background-color="#ffff99"/>
      <style:text-properties style:font-name="Arial"/>
    </style:style>
    <style:style style:name="ce83" style:family="table-cell" style:parent-style-name="Default" style:data-style-name="N11">
      <style:table-cell-properties fo:background-color="transparent"/>
      <style:text-properties style:font-name="Arial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ext-properties style:font-name="Arial"/>
    </style:style>
    <style:style style:name="ce8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8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8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8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93" style:family="table-cell" style:parent-style-name="Default"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9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9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9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ackground-color="#83caff"/>
      <style:text-properties style:font-name="Arial"/>
    </style:style>
    <style:style style:name="ce107" style:family="table-cell" style:parent-style-name="Default">
      <style:table-cell-properties fo:background-color="#ffff99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 style:data-style-name="N0">
      <style:text-properties fo:font-weight="bold" style:font-weight-asian="bold" style:font-weight-complex="bold"/>
    </style:style>
    <style:style style:name="ce110" style:family="table-cell" style:parent-style-name="Default" style:data-style-name="N0"/>
    <style:style style:name="ce111" style:family="table-cell" style:parent-style-name="Default" style:data-style-name="N11">
      <style:text-properties fo:font-weight="bold" style:font-weight-asian="bold" style:font-weight-complex="bold"/>
    </style:style>
    <style:style style:name="ce112" style:family="table-cell" style:parent-style-name="Default" style:data-style-name="N11">
      <style:table-cell-properties fo:background-color="#ff9999"/>
    </style:style>
    <style:style style:name="ce113" style:family="table-cell" style:parent-style-name="Default" style:data-style-name="N11">
      <style:table-cell-properties fo:background-color="#99ff66"/>
    </style:style>
    <style:style style:name="ce11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cccc"/>
    </style:style>
    <style:style style:name="ce120" style:family="table-cell" style:parent-style-name="Default">
      <style:table-cell-properties fo:background-color="#99ff66"/>
    </style:style>
    <style:style style:name="ce121" style:family="table-cell" style:parent-style-name="Default">
      <style:table-cell-properties fo:background-color="#ff9999"/>
    </style:style>
    <style:style style:name="ce122" style:family="table-cell" style:parent-style-name="Default">
      <style:table-cell-properties fo:background-color="#ffcc00"/>
    </style:style>
    <style:style style:name="ce123" style:family="table-cell" style:parent-style-name="Default">
      <style:table-cell-properties fo:background-color="#eeeeee"/>
    </style:style>
    <style:style style:name="ce124" style:family="table-cell" style:parent-style-name="Default">
      <style:text-properties fo:font-weight="normal" style:font-weight-asian="normal" style:font-weight-complex="normal"/>
    </style:style>
    <style:style style:name="ce125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4"/>
        <table:table-column table:style-name="co12" table:default-cell-style-name="ce6"/>
        <table:table-column table:style-name="co13" table:default-cell-style-name="ce20"/>
        <table:table-column table:style-name="co14" table:default-cell-style-name="ce6"/>
        <table:table-column table:style-name="co15" table:default-cell-style-name="ce6"/>
        <table:table-column table:style-name="co16" table:default-cell-style-name="ce43"/>
        <table:table-column table:style-name="co13" table:default-cell-style-name="ce6"/>
        <table:table-column table:style-name="co17" table:default-cell-style-name="ce50"/>
        <table:table-column table:style-name="co12" table:default-cell-style-name="ce67"/>
        <table:table-column table:style-name="co13" table:default-cell-style-name="ce75"/>
        <table:table-column table:style-name="co18" table:default-cell-style-name="ce43"/>
        <table:table-column table:style-name="co19" table:default-cell-style-name="ce43"/>
        <table:table-column table:style-name="co20" table:default-cell-style-name="ce85"/>
        <table:table-column table:style-name="co21" table:default-cell-style-name="ce6"/>
        <table:table-column table:style-name="co22" table:default-cell-style-name="ce6"/>
        <table:table-column table:style-name="co23" table:default-cell-style-name="ce93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0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39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48" office:value-type="string" calcext:value-type="string">
            <text:p>TE</text:p>
          </table:table-cell>
          <table:table-cell table:style-name="ce62" office:value-type="string" calcext:value-type="string">
            <text:p>Max.</text:p>
          </table:table-cell>
          <table:table-cell table:style-name="ce68" office:value-type="string" calcext:value-type="string">
            <text:p>Power</text:p>
          </table:table-cell>
          <table:table-cell table:style-name="ce39" office:value-type="string" calcext:value-type="string">
            <text:p>Fuel</text:p>
          </table:table-cell>
          <table:table-cell table:style-name="ce39" office:value-type="string" calcext:value-type="string">
            <text:p>Fuel cons.</text:p>
          </table:table-cell>
          <table:table-cell table:style-name="ce8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89" office:value-type="string" calcext:value-type="string">
            <text:p>Reference</text:p>
          </table:table-cell>
          <table:table-cell table:style-name="ce106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39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48" office:value-type="string" calcext:value-type="string">
            <text:p>kN</text:p>
          </table:table-cell>
          <table:table-cell table:style-name="ce62" office:value-type="string" calcext:value-type="string">
            <text:p>kW</text:p>
          </table:table-cell>
          <table:table-cell table:style-name="ce68" office:value-type="string" calcext:value-type="string">
            <text:p>kW</text:p>
          </table:table-cell>
          <table:table-cell table:style-name="ce39" office:value-type="string" calcext:value-type="string">
            <text:p>kW/h / kG</text:p>
          </table:table-cell>
          <table:table-cell table:style-name="ce39" office:value-type="string" calcext:value-type="string">
            <text:p>kG/hour</text:p>
          </table:table-cell>
          <table:table-cell table:style-name="ce8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81"/>
          <table:table-cell table:style-name="ce106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1" office:value-type="string" calcext:value-type="string">
            <text:p>0-4-0</text:p>
          </table:table-cell>
          <table:table-cell table:style-name="ce3"/>
          <table:table-cell table:style-name="ce19" office:value-type="float" office:value="10" calcext:value-type="float">
            <text:p>10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40" table:formula="of:=[.F3]/[.G3]" office:value-type="string" office:string-value="" calcext:value-type="error">
            <text:p>#VALUE!</text:p>
          </table:table-cell>
          <table:table-cell table:style-name="ce24" office:value-type="string" calcext:value-type="string">
            <text:p>n/a</text:p>
          </table:table-cell>
          <table:table-cell table:style-name="ce49" office:value-type="float" office:value="4" calcext:value-type="float">
            <text:p>4</text:p>
          </table:table-cell>
          <table:table-cell table:style-name="ce63" table:formula="of:=([.G3]/2.5)*0.7457" office:value-type="string" office:string-value="" calcext:value-type="error">
            <text:p>#VALUE!</text:p>
          </table:table-cell>
          <table:table-cell table:style-name="ce69" office:value-type="float" office:value="8" calcext:value-type="float">
            <text:p>8</text:p>
          </table:table-cell>
          <table:table-cell table:style-name="ce40" office:value-type="float" office:value="8.0763935431" calcext:value-type="float">
            <text:p>8.08</text:p>
          </table:table-cell>
          <table:table-cell table:style-name="ce78" office:value-type="float" office:value="25" calcext:value-type="float">
            <text:p>25.00</text:p>
          </table:table-cell>
          <table:table-cell table:style-name="ce82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0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2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41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64" table:formula="of:=([.G4]/2.5)*0.7457" office:value-type="float" office:value="17.8968" calcext:value-type="float">
            <text:p>18</text:p>
          </table:table-cell>
          <table:table-cell table:style-name="ce70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79" office:value-type="float" office:value="25" calcext:value-type="float">
            <text:p>25.00</text:p>
          </table:table-cell>
          <table:table-cell table:style-name="ce83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3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19" office:value-type="float" office:value="48" calcext:value-type="float">
            <text:p>48</text:p>
          </table:table-cell>
          <table:table-cell table:style-name="ce24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40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51" office:value-type="float" office:value="4" calcext:value-type="float">
            <text:p>4</text:p>
          </table:table-cell>
          <table:table-cell table:style-name="ce63" table:formula="of:=([.G5]/2.5)*0.7457" office:value-type="float" office:value="41.08807" calcext:value-type="float">
            <text:p>41</text:p>
          </table:table-cell>
          <table:table-cell table:style-name="ce69" office:value-type="float" office:value="12" calcext:value-type="float">
            <text:p>12</text:p>
          </table:table-cell>
          <table:table-cell table:style-name="ce40" office:value-type="float" office:value="8.0763935431" calcext:value-type="float">
            <text:p>8.08</text:p>
          </table:table-cell>
          <table:table-cell table:style-name="ce78" office:value-type="float" office:value="30" calcext:value-type="float">
            <text:p>30.00</text:p>
          </table:table-cell>
          <table:table-cell table:style-name="ce82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3" office:value-type="string" calcext:value-type="string">
            <text:p>2-2-0</text:p>
          </table:table-cell>
          <table:table-cell table:style-name="ce5"/>
          <table:table-cell table:style-name="ce19" office:value-type="float" office:value="59" calcext:value-type="float">
            <text:p>59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40" table:formula="of:=[.G6]/[.F6]" office:value-type="string" office:string-value="" calcext:value-type="error">
            <text:p>#VALUE!</text:p>
          </table:table-cell>
          <table:table-cell table:style-name="ce24" office:value-type="string" calcext:value-type="string">
            <text:p>n/a</text:p>
          </table:table-cell>
          <table:table-cell table:style-name="ce51" office:value-type="float" office:value="4" calcext:value-type="float">
            <text:p>4</text:p>
          </table:table-cell>
          <table:table-cell table:style-name="ce63" table:formula="of:=([.G6]/2.5)*0.7457" office:value-type="string" office:string-value="" calcext:value-type="error">
            <text:p>#VALUE!</text:p>
          </table:table-cell>
          <table:table-cell table:style-name="ce71" office:value-type="float" office:value="18" calcext:value-type="float">
            <text:p>18</text:p>
          </table:table-cell>
          <table:table-cell table:style-name="ce40" office:value-type="float" office:value="8.0763935431" calcext:value-type="float">
            <text:p>8.08</text:p>
          </table:table-cell>
          <table:table-cell table:style-name="ce40" table:formula="of:=['Theoretical extrapol.'.D5]" office:value-type="float" office:value="35.9698456" calcext:value-type="float">
            <text:p>35.97</text:p>
          </table:table-cell>
          <table:table-cell table:style-name="ce82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19 Ahrons</text:p>
          </table:table-cell>
          <table:table-cell table:style-name="ce5" table:number-columns-repeated="1004"/>
          <table:table-cell table:style-name="ce107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7]/[.F7]" office:value-type="string" office:string-value="" calcext:value-type="error">
            <text:p>#VALUE!</text:p>
          </table:table-cell>
          <table:table-cell table:style-name="ce25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64" table:formula="of:=([.G7]/2.5)*0.7457" office:value-type="string" office:string-value="" calcext:value-type="error">
            <text:p>#VALUE!</text:p>
          </table:table-cell>
          <table:table-cell table:style-name="ce72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2" office:value-type="float" office:value="35.9698456" calcext:value-type="float">
            <text:p>35.97</text:p>
          </table:table-cell>
          <table:table-cell table:style-name="ce83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80" calcext:value-type="float">
            <text:p>80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40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51" office:value-type="float" office:value="5" calcext:value-type="float">
            <text:p>5</text:p>
          </table:table-cell>
          <table:table-cell table:style-name="ce63" table:formula="of:=([.G8]/2.5)*0.7457" office:value-type="string" office:string-value="" calcext:value-type="error">
            <text:p>#VALUE!</text:p>
          </table:table-cell>
          <table:table-cell table:style-name="ce69" office:value-type="float" office:value="37" calcext:value-type="float">
            <text:p>37</text:p>
          </table:table-cell>
          <table:table-cell table:style-name="ce40" office:value-type="float" office:value="8.0763935431" calcext:value-type="float">
            <text:p>8.08</text:p>
          </table:table-cell>
          <table:table-cell table:style-name="ce80" office:value-type="float" office:value="35.9698456" calcext:value-type="float">
            <text:p>35.97</text:p>
          </table:table-cell>
          <table:table-cell table:style-name="ce82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5" office:value-type="string" calcext:value-type="string">
            <text:p>0-4-2</text:p>
          </table:table-cell>
          <table:table-cell table:style-name="ce7"/>
          <table:table-cell table:style-name="ce21" office:value-type="float" office:value="45" calcext:value-type="float">
            <text:p>45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9]/[.F9]" office:value-type="string" office:string-value="" calcext:value-type="error">
            <text:p>#VALUE!</text:p>
          </table:table-cell>
          <table:table-cell table:style-name="ce25" office:value-type="string" calcext:value-type="string">
            <text:p>n/a</text:p>
          </table:table-cell>
          <table:table-cell table:style-name="ce52" office:value-type="float" office:value="9" calcext:value-type="float">
            <text:p>9</text:p>
          </table:table-cell>
          <table:table-cell table:style-name="ce64" table:formula="of:=([.G9]/2.5)*0.7457" office:value-type="string" office:string-value="" calcext:value-type="error">
            <text:p>#VALUE!</text:p>
          </table:table-cell>
          <table:table-cell table:style-name="ce72" office:value-type="float" office:value="40" calcext:value-type="float">
            <text:p>40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42" office:value-type="float" office:value="35.9698456" calcext:value-type="float">
            <text:p>35.97</text:p>
          </table:table-cell>
          <table:table-cell table:style-name="ce83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10]/[.F10]" office:value-type="string" office:string-value="" calcext:value-type="error">
            <text:p>#VALUE!</text:p>
          </table:table-cell>
          <table:table-cell table:style-name="ce25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64" table:formula="of:=([.G10]/2.5)*0.7457" office:value-type="string" office:string-value="" calcext:value-type="error">
            <text:p>#VALUE!</text:p>
          </table:table-cell>
          <table:table-cell table:style-name="ce72" office:value-type="float" office:value="58" calcext:value-type="float">
            <text:p>5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6" office:value-type="string" calcext:value-type="string">
            <text:p>2-4-0T</text:p>
          </table:table-cell>
          <table:table-cell table:style-name="ce8"/>
          <table:table-cell table:style-name="ce22" office:value-type="float" office:value="70" calcext:value-type="float">
            <text:p>7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11]/[.F11]" office:value-type="string" office:string-value="" calcext:value-type="error">
            <text:p>#VALUE!</text:p>
          </table:table-cell>
          <table:table-cell table:style-name="ce26" office:value-type="float" office:value="60" calcext:value-type="float">
            <text:p>60</text:p>
          </table:table-cell>
          <table:table-cell table:style-name="ce53" office:value-type="float" office:value="12" calcext:value-type="float">
            <text:p>12</text:p>
          </table:table-cell>
          <table:table-cell table:style-name="ce64" table:formula="of:=([.G11]/2.5)*0.7457" office:value-type="string" office:string-value="" calcext:value-type="error">
            <text:p>#VALUE!</text:p>
          </table:table-cell>
          <table:table-cell table:style-name="ce72" office:value-type="float" office:value="45" calcext:value-type="float">
            <text:p>4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5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25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41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64" table:formula="of:=([.G12]/2.5)*0.7457" office:value-type="float" office:value="406.55564" calcext:value-type="float">
            <text:p>407</text:p>
          </table:table-cell>
          <table:table-cell table:style-name="ce72" office:value-type="float" office:value="70" calcext:value-type="float">
            <text:p>7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40" table:formula="of:=[.G13]/[.F13]" office:value-type="float" office:value="67.5238095238095" calcext:value-type="float">
            <text:p>67.52</text:p>
          </table:table-cell>
          <table:table-cell table:style-name="ce44" office:value-type="float" office:value="75" calcext:value-type="float">
            <text:p>75</text:p>
          </table:table-cell>
          <table:table-cell table:style-name="ce51" office:value-type="float" office:value="15" calcext:value-type="float">
            <text:p>15</text:p>
          </table:table-cell>
          <table:table-cell table:style-name="ce63" table:formula="of:=([.G13]/2.5)*0.7457" office:value-type="float" office:value="211.48052" calcext:value-type="float">
            <text:p>211</text:p>
          </table:table-cell>
          <table:table-cell table:style-name="ce69" office:value-type="float" office:value="83" calcext:value-type="float">
            <text:p>8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80" office:value-type="float" office:value="33.7018856" calcext:value-type="float">
            <text:p>33.70</text:p>
          </table:table-cell>
          <table:table-cell table:style-name="ce82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100" calcext:value-type="float">
            <text:p>100</text:p>
          </table:table-cell>
          <table:table-cell table:style-name="ce24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40" table:formula="of:=[.G14]/[.F14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51" office:value-type="float" office:value="28" calcext:value-type="float">
            <text:p>28</text:p>
          </table:table-cell>
          <table:table-cell table:style-name="ce63" table:formula="of:=([.G14]/2.5)*0.7457" office:value-type="float" office:value="238.624" calcext:value-type="float">
            <text:p>239</text:p>
          </table:table-cell>
          <table:table-cell table:style-name="ce69" office:value-type="float" office:value="98" calcext:value-type="float">
            <text:p>98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80" office:value-type="float" office:value="33.7018856" calcext:value-type="float">
            <text:p>33.70</text:p>
          </table:table-cell>
          <table:table-cell table:style-name="ce82" table:formula="of:=([.L14]/[.M14])/([.F14]*[.N14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3" office:value-type="string" calcext:value-type="string">
            <text:p>4-2-0</text:p>
          </table:table-cell>
          <table:table-cell table:style-name="ce5"/>
          <table:table-cell table:style-name="ce19" office:value-type="float" office:value="100" calcext:value-type="float">
            <text:p>100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40" table:formula="of:=[.G15]/[.F15]" office:value-type="float" office:value="76.4028776978417" calcext:value-type="float">
            <text:p>76.40</text:p>
          </table:table-cell>
          <table:table-cell table:style-name="ce45" office:value-type="float" office:value="100" calcext:value-type="float">
            <text:p>100</text:p>
          </table:table-cell>
          <table:table-cell table:style-name="ce51" office:value-type="float" office:value="21" calcext:value-type="float">
            <text:p>21</text:p>
          </table:table-cell>
          <table:table-cell table:style-name="ce63" table:formula="of:=([.G15]/2.5)*0.7457" office:value-type="float" office:value="316.77336" calcext:value-type="float">
            <text:p>317</text:p>
          </table:table-cell>
          <table:table-cell table:style-name="ce69" office:value-type="float" office:value="140" calcext:value-type="float">
            <text:p>14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80" office:value-type="float" office:value="50.575508" calcext:value-type="float">
            <text:p>50.58</text:p>
          </table:table-cell>
          <table:table-cell table:style-name="ce82" table:formula="of:=([.L15]/[.M15])/([.F15]*[.N15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1" table:formula="of:=[.G16]/[.F16]" office:value-type="float" office:value="108.301886792453" calcext:value-type="float">
            <text:p>108.30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64" table:formula="of:=([.G16]/2.5)*0.7457" office:value-type="float" office:value="342.42544" calcext:value-type="float">
            <text:p>342</text:p>
          </table:table-cell>
          <table:table-cell table:style-name="ce73" table:formula="of:=MIN(([.F16]*[.N16])*[.M16]*[.O16];[.K16])" office:value-type="float" office:value="85.5222622928235" calcext:value-type="float">
            <text:p>8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75" calcext:value-type="float">
            <text:p>75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17]/[.F17]" office:value-type="string" office:string-value="" calcext:value-type="error">
            <text:p>#VALUE!</text:p>
          </table:table-cell>
          <table:table-cell table:style-name="ce31" office:value-type="float" office:value="120" calcext:value-type="float">
            <text:p>120</text:p>
          </table:table-cell>
          <table:table-cell table:style-name="ce54" office:value-type="float" office:value="27" calcext:value-type="float">
            <text:p>27</text:p>
          </table:table-cell>
          <table:table-cell table:style-name="ce64" table:formula="of:=([.G17]/2.5)*0.7457" office:value-type="string" office:string-value="" calcext:value-type="error">
            <text:p>#VALUE!</text:p>
          </table:table-cell>
          <table:table-cell table:style-name="ce72" office:value-type="float" office:value="80" calcext:value-type="float">
            <text:p>8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17]/[.M17])/([.F17]*[.N1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115" calcext:value-type="float">
            <text:p>115</text:p>
          </table:table-cell>
          <table:table-cell table:style-name="ce27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40" table:formula="of:=[.G18]/[.F18]" office:value-type="float" office:value="80.4722222222222" calcext:value-type="float">
            <text:p>80.47</text:p>
          </table:table-cell>
          <table:table-cell table:style-name="ce46" office:value-type="float" office:value="120" calcext:value-type="float">
            <text:p>120</text:p>
          </table:table-cell>
          <table:table-cell table:style-name="ce51" office:value-type="float" office:value="26" calcext:value-type="float">
            <text:p>26</text:p>
          </table:table-cell>
          <table:table-cell table:style-name="ce63" table:formula="of:=([.G18]/2.5)*0.7457" office:value-type="float" office:value="432.05858" calcext:value-type="float">
            <text:p>432</text:p>
          </table:table-cell>
          <table:table-cell table:style-name="ce69" office:value-type="float" office:value="160" calcext:value-type="float">
            <text:p>16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80" office:value-type="float" office:value="42.2657025" calcext:value-type="float">
            <text:p>42.27</text:p>
          </table:table-cell>
          <table:table-cell table:style-name="ce82" table:formula="of:=([.L18]/[.M18])/([.F18]*[.N18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1" table:formula="of:=[.G19]/[.F1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64" table:formula="of:=([.G19]/2.5)*0.7457" office:value-type="float" office:value="394.25159" calcext:value-type="float">
            <text:p>394</text:p>
          </table:table-cell>
          <table:table-cell table:style-name="ce73" table:formula="of:=MIN(([.F19]*[.N19])*[.M19]*[.O19];[.K19])" office:value-type="float" office:value="102.809541256764" calcext:value-type="float">
            <text:p>10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1.75144" calcext:value-type="float">
            <text:p>31.75</text:p>
          </table:table-cell>
          <table:table-cell table:style-name="ce8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6" office:value-type="string" calcext:value-type="string">
            <text:p>2-2-2WT</text:p>
          </table:table-cell>
          <table:table-cell table:style-name="ce8"/>
          <table:table-cell table:style-name="ce22" office:value-type="float" office:value="75" calcext:value-type="float">
            <text:p>75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20]/[.F20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4" office:value-type="float" office:value="25" calcext:value-type="float">
            <text:p>25</text:p>
          </table:table-cell>
          <table:table-cell table:style-name="ce64" table:formula="of:=([.G20]/2.5)*0.7457" office:value-type="string" office:string-value="" calcext:value-type="error">
            <text:p>#VALUE!</text:p>
          </table:table-cell>
          <table:table-cell table:style-name="ce72" office:value-type="float" office:value="85" calcext:value-type="float">
            <text:p>8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0]/[.M20])/([.F20]*[.N2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7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5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1" table:formula="of:=[.G21]/[.F21]" office:value-type="string" office:string-value="" calcext:value-type="error">
            <text:p>#VALUE!</text:p>
          </table:table-cell>
          <table:table-cell table:style-name="ce3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64" table:formula="of:=([.G21]/2.5)*0.7457" office:value-type="float" office:value="321.84412" calcext:value-type="float">
            <text:p>322</text:p>
          </table:table-cell>
          <table:table-cell table:style-name="ce72" office:value-type="float" office:value="154" calcext:value-type="float">
            <text:p>15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1]/[.M21])/([.F21]*[.N2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100" calcext:value-type="float">
            <text:p>10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22]/[.F22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3" office:value-type="float" office:value="30" calcext:value-type="float">
            <text:p>30</text:p>
          </table:table-cell>
          <table:table-cell table:style-name="ce64" table:formula="of:=([.G22]/2.5)*0.7457" office:value-type="string" office:string-value="" calcext:value-type="error">
            <text:p>#VALUE!</text:p>
          </table:table-cell>
          <table:table-cell table:style-name="ce72" office:value-type="float" office:value="117" calcext:value-type="float">
            <text:p>11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2]/[.M22])/([.F22]*[.N22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25" office:value-type="string" calcext:value-type="string">
            <text:p>n/a</text:p>
          </table:table-cell>
          <table:table-cell table:style-name="ce30" office:value-type="float" office:value="675" calcext:value-type="float">
            <text:p>675</text:p>
          </table:table-cell>
          <table:table-cell table:style-name="ce41" table:formula="of:=[.G23]/[.F23]" office:value-type="string" office:string-value="" calcext:value-type="error">
            <text:p>#VALUE!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64" table:formula="of:=([.G23]/2.5)*0.7457" office:value-type="float" office:value="201.339" calcext:value-type="float">
            <text:p>201</text:p>
          </table:table-cell>
          <table:table-cell table:style-name="ce73" table:formula="of:=([.L21]/[.K21])*[.K23]" office:value-type="float" office:value="96.339202965709" calcext:value-type="float">
            <text:p>9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3]/[.M23])/([.F23]*[.N2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90" calcext:value-type="float">
            <text:p>9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24]/[.F24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4" office:value-type="float" office:value="35" calcext:value-type="float">
            <text:p>35</text:p>
          </table:table-cell>
          <table:table-cell table:style-name="ce64" table:formula="of:=([.G24]/2.5)*0.7457" office:value-type="string" office:string-value="" calcext:value-type="error">
            <text:p>#VALUE!</text:p>
          </table:table-cell>
          <table:table-cell table:style-name="ce72" office:value-type="float" office:value="144" calcext:value-type="float">
            <text:p>14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4]/[.M24])/([.F24]*[.N24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110" calcext:value-type="float">
            <text:p>11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25]/[.F25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4" office:value-type="float" office:value="25" calcext:value-type="float">
            <text:p>25</text:p>
          </table:table-cell>
          <table:table-cell table:style-name="ce64" table:formula="of:=([.G25]/2.5)*0.7457" office:value-type="string" office:string-value="" calcext:value-type="error">
            <text:p>#VALUE!</text:p>
          </table:table-cell>
          <table:table-cell table:style-name="ce72" office:value-type="float" office:value="144" calcext:value-type="float">
            <text:p>14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5]/[.M25])/([.F25]*[.N25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6" office:value-type="string" calcext:value-type="string">
            <text:p>0-4-2ST</text:p>
          </table:table-cell>
          <table:table-cell table:style-name="ce8"/>
          <table:table-cell table:style-name="ce22" office:value-type="float" office:value="78" calcext:value-type="float">
            <text:p>78</text:p>
          </table:table-cell>
          <table:table-cell table:style-name="ce25" office:value-type="string" calcext:value-type="string">
            <text:p>n/a</text:p>
          </table:table-cell>
          <table:table-cell table:style-name="ce26" office:value-type="float" office:value="859" calcext:value-type="float">
            <text:p>859</text:p>
          </table:table-cell>
          <table:table-cell table:style-name="ce41" table:formula="of:=[.G26]/[.F26]" office:value-type="string" office:string-value="" calcext:value-type="error">
            <text:p>#VALUE!</text:p>
          </table:table-cell>
          <table:table-cell table:style-name="ce28" office:value-type="float" office:value="110" calcext:value-type="float">
            <text:p>110</text:p>
          </table:table-cell>
          <table:table-cell table:style-name="ce54" office:value-type="float" office:value="26" calcext:value-type="float">
            <text:p>26</text:p>
          </table:table-cell>
          <table:table-cell table:style-name="ce64" table:formula="of:=([.G26]/2.5)*0.7457" office:value-type="float" office:value="256.22252" calcext:value-type="float">
            <text:p>256</text:p>
          </table:table-cell>
          <table:table-cell table:style-name="ce72" office:value-type="float" office:value="95" calcext:value-type="float">
            <text:p>9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6]/[.M26])/([.F26]*[.N2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6" office:value-type="string" calcext:value-type="string">
            <text:p>2-4-0T</text:p>
          </table:table-cell>
          <table:table-cell table:style-name="ce8"/>
          <table:table-cell table:style-name="ce22" office:value-type="float" office:value="75" calcext:value-type="float">
            <text:p>75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27]/[.F27]" office:value-type="string" office:string-value="" calcext:value-type="error">
            <text:p>#VALUE!</text:p>
          </table:table-cell>
          <table:table-cell table:style-name="ce31" office:value-type="float" office:value="120" calcext:value-type="float">
            <text:p>120</text:p>
          </table:table-cell>
          <table:table-cell table:style-name="ce54" office:value-type="float" office:value="29" calcext:value-type="float">
            <text:p>29</text:p>
          </table:table-cell>
          <table:table-cell table:style-name="ce64" table:formula="of:=([.G27]/2.5)*0.7457" office:value-type="string" office:string-value="" calcext:value-type="error">
            <text:p>#VALUE!</text:p>
          </table:table-cell>
          <table:table-cell table:style-name="ce72" office:value-type="float" office:value="95" calcext:value-type="float">
            <text:p>9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28]/[.F28]" office:value-type="string" office:string-value="" calcext:value-type="error">
            <text:p>#VALUE!</text:p>
          </table:table-cell>
          <table:table-cell table:style-name="ce3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64" table:formula="of:=([.G28]/2.5)*0.7457" office:value-type="string" office:string-value="" calcext:value-type="error">
            <text:p>#VALUE!</text:p>
          </table:table-cell>
          <table:table-cell table:style-name="ce72" office:value-type="float" office:value="156" calcext:value-type="float">
            <text:p>15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1" table:formula="of:=[.G29]/[.F29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64" table:formula="of:=([.G29]/2.5)*0.7457" office:value-type="float" office:value="320.35272" calcext:value-type="float">
            <text:p>320</text:p>
          </table:table-cell>
          <table:table-cell table:style-name="ce73" table:formula="of:=MIN(([.F29]*[.N29])*[.M29]*[.O29];[.K29])" office:value-type="float" office:value="167.432681475301" calcext:value-type="float">
            <text:p>16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1.75144" calcext:value-type="float">
            <text:p>31.75</text:p>
          </table:table-cell>
          <table:table-cell table:style-name="ce8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6" office:value-type="string" calcext:value-type="string">
            <text:p>4-4-0</text:p>
          </table:table-cell>
          <table:table-cell table:style-name="ce8"/>
          <table:table-cell table:style-name="ce22" office:value-type="float" office:value="80" calcext:value-type="float">
            <text:p>8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30]/[.F30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4" office:value-type="float" office:value="32" calcext:value-type="float">
            <text:p>32</text:p>
          </table:table-cell>
          <table:table-cell table:style-name="ce64" table:formula="of:=([.G30]/2.5)*0.7457" office:value-type="string" office:string-value="" calcext:value-type="error">
            <text:p>#VALUE!</text:p>
          </table:table-cell>
          <table:table-cell table:style-name="ce73" office:value-type="float" office:value="89" calcext:value-type="float">
            <text:p>8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6" office:value-type="string" calcext:value-type="string">
            <text:p>0-6-0</text:p>
          </table:table-cell>
          <table:table-cell table:style-name="ce8"/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880" calcext:value-type="float">
            <text:p>880</text:p>
          </table:table-cell>
          <table:table-cell table:style-name="ce41" table:formula="of:=[.G31]/[.F31]" office:value-type="float" office:value="62.8571428571429" calcext:value-type="float">
            <text:p>62.86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47" calcext:value-type="float">
            <text:p>47</text:p>
          </table:table-cell>
          <table:table-cell table:style-name="ce64" table:formula="of:=([.G31]/2.5)*0.7457" office:value-type="float" office:value="262.4864" calcext:value-type="float">
            <text:p>262</text:p>
          </table:table-cell>
          <table:table-cell table:style-name="ce73" table:formula="of:=MIN(([.F31]*[.N31])*[.M31]*[.O31];[.K31])" office:value-type="float" office:value="135.275712179952" calcext:value-type="float">
            <text:p>13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1.75144" calcext:value-type="float">
            <text:p>31.75</text:p>
          </table:table-cell>
          <table:table-cell table:style-name="ce83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115" calcext:value-type="float">
            <text:p>115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40" table:formula="of:=[.G32]/[.F32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51" office:value-type="float" office:value="27" calcext:value-type="float">
            <text:p>27</text:p>
          </table:table-cell>
          <table:table-cell table:style-name="ce63" table:formula="of:=([.G32]/2.5)*0.7457" office:value-type="float" office:value="327.51144" calcext:value-type="float">
            <text:p>328</text:p>
          </table:table-cell>
          <table:table-cell table:style-name="ce69" office:value-type="float" office:value="173" calcext:value-type="float">
            <text:p>17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6.2873" calcext:value-type="float">
            <text:p>36.29</text:p>
          </table:table-cell>
          <table:table-cell table:style-name="ce82" table:formula="of:=([.L32]/[.M32])/([.F32]*[.N32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145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5" office:value-type="float" office:value="10" calcext:value-type="float">
            <text:p>10</text:p>
          </table:table-cell>
          <table:table-cell table:style-name="ce30" office:value-type="float" office:value="850" calcext:value-type="float">
            <text:p>850</text:p>
          </table:table-cell>
          <table:table-cell table:style-name="ce41" table:formula="of:=[.G33]/[.F33]" office:value-type="float" office:value="85" calcext:value-type="float">
            <text:p>85.00</text:p>
          </table:table-cell>
          <table:table-cell table:style-name="ce3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64" table:formula="of:=([.G33]/2.5)*0.7457" office:value-type="float" office:value="253.538" calcext:value-type="float">
            <text:p>254</text:p>
          </table:table-cell>
          <table:table-cell table:style-name="ce73" table:formula="of:=MIN(([.F33]*[.N33])*[.M33]*[.O33];[.K33])" office:value-type="float" office:value="100.963165821948" calcext:value-type="float">
            <text:p>10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115" calcext:value-type="float">
            <text:p>115</text:p>
          </table:table-cell>
          <table:table-cell table:style-name="ce29" office:value-type="float" office:value="14.96" calcext:value-type="float">
            <text:p>14.96</text:p>
          </table:table-cell>
          <table:table-cell table:style-name="ce31" office:value-type="float" office:value="1004" calcext:value-type="float">
            <text:p>1004</text:p>
          </table:table-cell>
          <table:table-cell table:style-name="ce41" table:formula="of:=[.G34]/[.F34]" office:value-type="float" office:value="67.1122994652406" calcext:value-type="float">
            <text:p>67.11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27" calcext:value-type="float">
            <text:p>27</text:p>
          </table:table-cell>
          <table:table-cell table:style-name="ce64" table:formula="of:=([.G34]/2.5)*0.7457" office:value-type="float" office:value="299.47312" calcext:value-type="float">
            <text:p>299</text:p>
          </table:table-cell>
          <table:table-cell table:style-name="ce73" table:formula="of:=MIN(([.F34]*[.N34])*[.M34]*[.O34];[.K34])" office:value-type="float" office:value="169.607399591108" calcext:value-type="float">
            <text:p>17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6" calcext:value-type="float">
            <text:p>36.29</text:p>
          </table:table-cell>
          <table:table-cell table:style-name="ce83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3" office:value-type="string" calcext:value-type="string">
            <text:p>0-4-0</text:p>
          </table:table-cell>
          <table:table-cell table:style-name="ce5"/>
          <table:table-cell table:style-name="ce19" office:value-type="float" office:value="45" calcext:value-type="float">
            <text:p>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5" calcext:value-type="float">
            <text:p>155</text:p>
          </table:table-cell>
          <table:table-cell table:style-name="ce40" table:formula="of:=[.G35]/[.F35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51" office:value-type="float" office:value="17" calcext:value-type="float">
            <text:p>17</text:p>
          </table:table-cell>
          <table:table-cell table:style-name="ce63" table:formula="of:=([.G35]/2.5)*0.7457" office:value-type="float" office:value="46.2334" calcext:value-type="float">
            <text:p>46</text:p>
          </table:table-cell>
          <table:table-cell table:style-name="ce71" office:value-type="float" office:value="14" calcext:value-type="float">
            <text:p>14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1.75144" calcext:value-type="float">
            <text:p>31.75</text:p>
          </table:table-cell>
          <table:table-cell table:style-name="ce82" table:formula="of:=([.L35]/[.M35])/([.F35]*[.N35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1" table:formula="of:=[.G36]/[.F36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64" table:formula="of:=([.G36]/2.5)*0.7457" office:value-type="float" office:value="328.70456" calcext:value-type="float">
            <text:p>329</text:p>
          </table:table-cell>
          <table:table-cell table:style-name="ce73" table:formula="of:=MIN(([.F36]*[.N36])*[.M36]*[.O36];[.K36])" office:value-type="float" office:value="174.336712108355" calcext:value-type="float">
            <text:p>17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6" calcext:value-type="float">
            <text:p>36.29</text:p>
          </table:table-cell>
          <table:table-cell table:style-name="ce8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1192" calcext:value-type="float">
            <text:p>1192</text:p>
          </table:table-cell>
          <table:table-cell table:style-name="ce41" table:formula="of:=[.G37]/[.F37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64" table:formula="of:=([.G37]/2.5)*0.7457" office:value-type="float" office:value="355.54976" calcext:value-type="float">
            <text:p>356</text:p>
          </table:table-cell>
          <table:table-cell table:style-name="ce73" table:formula="of:=MIN(([.F37]*[.N37])*[.M37]*[.O37];[.K37])" office:value-type="float" office:value="272.806019562904" calcext:value-type="float">
            <text:p>27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85" calcext:value-type="float">
            <text:p>85</text:p>
          </table:table-cell>
          <table:table-cell table:style-name="ce28" office:value-type="float" office:value="14" calcext:value-type="float">
            <text:p>14</text:p>
          </table:table-cell>
          <table:table-cell table:style-name="ce31" office:value-type="float" office:value="859" calcext:value-type="float">
            <text:p>859</text:p>
          </table:table-cell>
          <table:table-cell table:style-name="ce41" table:formula="of:=[.G38]/[.F38]" office:value-type="float" office:value="61.3571428571429" calcext:value-type="float">
            <text:p>61.36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37" calcext:value-type="float">
            <text:p>37</text:p>
          </table:table-cell>
          <table:table-cell table:style-name="ce64" table:formula="of:=([.G38]/2.5)*0.7457" office:value-type="float" office:value="256.22252" calcext:value-type="float">
            <text:p>256</text:p>
          </table:table-cell>
          <table:table-cell table:style-name="ce73" table:formula="of:=MIN(([.F38]*[.N38])*[.M38]*[.O38];[.K38])" office:value-type="float" office:value="148.787823316556" calcext:value-type="float">
            <text:p>14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6" office:value-type="string" calcext:value-type="string">
            <text:p>0-6-0</text:p>
          </table:table-cell>
          <table:table-cell table:style-name="ce8"/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73" calcext:value-type="float">
            <text:p>1273</text:p>
          </table:table-cell>
          <table:table-cell table:style-name="ce41" table:formula="of:=[.G39]/[.F39]" office:value-type="float" office:value="90.9285714285714" calcext:value-type="float">
            <text:p>90.93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44" calcext:value-type="float">
            <text:p>44</text:p>
          </table:table-cell>
          <table:table-cell table:style-name="ce64" table:formula="of:=([.G39]/2.5)*0.7457" office:value-type="float" office:value="379.71044" calcext:value-type="float">
            <text:p>380</text:p>
          </table:table-cell>
          <table:table-cell table:style-name="ce73" table:formula="of:=MIN(([.F39]*[.N39])*[.M39]*[.O39];[.K39])" office:value-type="float" office:value="145.068127733642" calcext:value-type="float">
            <text:p>14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1" table:formula="of:=[.G40]/[.F40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64" table:formula="of:=([.G40]/2.5)*0.7457" office:value-type="float" office:value="298.28" calcext:value-type="float">
            <text:p>298</text:p>
          </table:table-cell>
          <table:table-cell table:style-name="ce73" table:formula="of:=MIN(([.F40]*[.N40])*[.M40]*[.O40];[.K40])" office:value-type="float" office:value="214.586919713855" calcext:value-type="float">
            <text:p>215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1" table:formula="of:=[.G41]/[.F41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64" table:formula="of:=([.G41]/2.5)*0.7457" office:value-type="float" office:value="338.84608" calcext:value-type="float">
            <text:p>339</text:p>
          </table:table-cell>
          <table:table-cell table:style-name="ce73" table:formula="of:=MIN(([.F41]*[.N41])*[.M41]*[.O41];[.K41])" office:value-type="float" office:value="170.043226647492" calcext:value-type="float">
            <text:p>17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41" table:formula="of:=[.G42]/[.F42]" office:value-type="float" office:value="74.4" calcext:value-type="float">
            <text:p>74.40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30" calcext:value-type="float">
            <text:p>30</text:p>
          </table:table-cell>
          <table:table-cell table:style-name="ce64" table:formula="of:=([.G42]/2.5)*0.7457" office:value-type="float" office:value="305.14044" calcext:value-type="float">
            <text:p>305</text:p>
          </table:table-cell>
          <table:table-cell table:style-name="ce73" table:formula="of:=MIN(([.F42]*[.N42])*[.M42]*[.O42];[.K42])" office:value-type="float" office:value="150.994728858569" calcext:value-type="float">
            <text:p>15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115" calcext:value-type="float">
            <text:p>115</text:p>
          </table:table-cell>
          <table:table-cell table:style-name="ce28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41" table:formula="of:=[.G43]/[.F43]" office:value-type="float" office:value="73.8461538461538" calcext:value-type="float">
            <text:p>73.85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31" calcext:value-type="float">
            <text:p>31</text:p>
          </table:table-cell>
          <table:table-cell table:style-name="ce64" table:formula="of:=([.G43]/2.5)*0.7457" office:value-type="float" office:value="286.3488" calcext:value-type="float">
            <text:p>286</text:p>
          </table:table-cell>
          <table:table-cell table:style-name="ce73" table:formula="of:=MIN(([.F43]*[.N43])*[.M43]*[.O43];[.K43])" office:value-type="float" office:value="138.160121651087" calcext:value-type="float">
            <text:p>13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1" table:formula="of:=[.G44]/[.F44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64" table:formula="of:=([.G44]/2.5)*0.7457" office:value-type="float" office:value="319.60702" calcext:value-type="float">
            <text:p>320</text:p>
          </table:table-cell>
          <table:table-cell table:style-name="ce73" table:formula="of:=MIN(([.F44]*[.N44])*[.M44]*[.O44];[.K44])" office:value-type="float" office:value="167.120608689488" calcext:value-type="float">
            <text:p>16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1" table:formula="of:=[.G45]/[.F45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64" table:formula="of:=([.G45]/2.5)*0.7457" office:value-type="float" office:value="328.70456" calcext:value-type="float">
            <text:p>329</text:p>
          </table:table-cell>
          <table:table-cell table:style-name="ce73" table:formula="of:=MIN(([.F45]*[.N45])*[.M45]*[.O45];[.K45])" office:value-type="float" office:value="162.856243396219" calcext:value-type="float">
            <text:p>16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1" table:formula="of:=[.G46]/[.F4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64" table:formula="of:=([.G46]/2.5)*0.7457" office:value-type="float" office:value="269.7853116" calcext:value-type="float">
            <text:p>270</text:p>
          </table:table-cell>
          <table:table-cell table:style-name="ce73" table:formula="of:=MIN(([.F46]*[.N46])*[.M46]*[.O46];[.K46])" office:value-type="float" office:value="154.43570953894" calcext:value-type="float">
            <text:p>15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125" calcext:value-type="float">
            <text:p>125</text:p>
          </table:table-cell>
          <table:table-cell table:style-name="ce28" office:value-type="float" office:value="15.2" calcext:value-type="float">
            <text:p>15.2</text:p>
          </table:table-cell>
          <table:table-cell table:style-name="ce28" office:value-type="float" office:value="1084" calcext:value-type="float">
            <text:p>1084</text:p>
          </table:table-cell>
          <table:table-cell table:style-name="ce41" table:formula="of:=[.G47]/[.F47]" office:value-type="float" office:value="71.3157894736842" calcext:value-type="float">
            <text:p>71.32</text:p>
          </table:table-cell>
          <table:table-cell table:style-name="ce28" office:value-type="float" office:value="140" calcext:value-type="float">
            <text:p>140</text:p>
          </table:table-cell>
          <table:table-cell table:style-name="ce54" office:value-type="float" office:value="38" calcext:value-type="float">
            <text:p>38</text:p>
          </table:table-cell>
          <table:table-cell table:style-name="ce64" table:formula="of:=([.G47]/2.5)*0.7457" office:value-type="float" office:value="323.33552" calcext:value-type="float">
            <text:p>323</text:p>
          </table:table-cell>
          <table:table-cell table:style-name="ce73" table:formula="of:=MIN(([.F47]*[.N47])*[.M47]*[.O47];[.K47])" office:value-type="float" office:value="176.14442193387" calcext:value-type="float">
            <text:p>17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6" office:value-type="string" calcext:value-type="string">
            <text:p>0-6-0T</text:p>
          </table:table-cell>
          <table:table-cell table:style-name="ce8"/>
          <table:table-cell table:style-name="ce22" office:value-type="float" office:value="70" calcext:value-type="float">
            <text:p>70</text:p>
          </table:table-cell>
          <table:table-cell table:style-name="ce31" office:value-type="float" office:value="22.5" calcext:value-type="float">
            <text:p>22.5</text:p>
          </table:table-cell>
          <table:table-cell table:style-name="ce31" office:value-type="float" office:value="1132" calcext:value-type="float">
            <text:p>1132</text:p>
          </table:table-cell>
          <table:table-cell table:style-name="ce41" table:formula="of:=[.G48]/[.F48]" office:value-type="float" office:value="50.3111111111111" calcext:value-type="float">
            <text:p>50.31</text:p>
          </table:table-cell>
          <table:table-cell table:style-name="ce31" office:value-type="float" office:value="130" calcext:value-type="float">
            <text:p>130</text:p>
          </table:table-cell>
          <table:table-cell table:style-name="ce54" office:value-type="float" office:value="54" calcext:value-type="float">
            <text:p>54</text:p>
          </table:table-cell>
          <table:table-cell table:style-name="ce64" table:formula="of:=([.G48]/2.5)*0.7457" office:value-type="float" office:value="337.65296" calcext:value-type="float">
            <text:p>338</text:p>
          </table:table-cell>
          <table:table-cell table:style-name="ce73" table:formula="of:=MIN(([.F48]*[.N48])*[.M48]*[.O48];[.K48])" office:value-type="float" office:value="231.901220879918" calcext:value-type="float">
            <text:p>23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8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1" table:formula="of:=[.G49]/[.F4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64" table:formula="of:=([.G49]/2.5)*0.7457" office:value-type="float" office:value="336.45984" calcext:value-type="float">
            <text:p>336</text:p>
          </table:table-cell>
          <table:table-cell table:style-name="ce73" table:formula="of:=MIN(([.F49]*[.N49])*[.M49]*[.O49];[.K49])" office:value-type="float" office:value="190.156152049391" calcext:value-type="float">
            <text:p>19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50]/[.F50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64" table:formula="of:=([.G50]/2.5)*0.7457" office:value-type="string" office:string-value="" calcext:value-type="error">
            <text:p>#VALUE!</text:p>
          </table:table-cell>
          <table:table-cell table:style-name="ce72" office:value-type="float" office:value="180" calcext:value-type="float">
            <text:p>18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6" office:value-type="string" calcext:value-type="string">
            <text:p>2-4-0T</text:p>
          </table:table-cell>
          <table:table-cell table:style-name="ce8"/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2" calcext:value-type="float">
            <text:p>12</text:p>
          </table:table-cell>
          <table:table-cell table:style-name="ce29" office:value-type="float" office:value="312" calcext:value-type="float">
            <text:p>312</text:p>
          </table:table-cell>
          <table:table-cell table:style-name="ce41" table:formula="of:=[.G51]/[.F51]" office:value-type="float" office:value="26" calcext:value-type="float">
            <text:p>26.00</text:p>
          </table:table-cell>
          <table:table-cell table:style-name="ce28" office:value-type="float" office:value="140" calcext:value-type="float">
            <text:p>140</text:p>
          </table:table-cell>
          <table:table-cell table:style-name="ce54" office:value-type="float" office:value="25" calcext:value-type="float">
            <text:p>25</text:p>
          </table:table-cell>
          <table:table-cell table:style-name="ce64" table:formula="of:=([.G51]/2.5)*0.7457" office:value-type="float" office:value="93.06336" calcext:value-type="float">
            <text:p>93</text:p>
          </table:table-cell>
          <table:table-cell table:style-name="ce73" table:formula="of:=MIN(([.F51]*[.N51])*[.M51]*[.O51];[.K51])" office:value-type="float" office:value="93.06336" calcext:value-type="float">
            <text:p>9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" calcext:value-type="float">
            <text:p>36.29</text:p>
          </table:table-cell>
          <table:table-cell table:style-name="ce83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5" office:value-type="string" calcext:value-type="string">
            <text:p>2-4-0</text:p>
          </table:table-cell>
          <table:table-cell table:style-name="ce7"/>
          <table:table-cell table:style-name="ce21" office:value-type="float" office:value="125" calcext:value-type="float">
            <text:p>12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1" table:formula="of:=[.G52]/[.F52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55" office:value-type="float" office:value="53" calcext:value-type="float">
            <text:p>53</text:p>
          </table:table-cell>
          <table:table-cell table:style-name="ce65" table:formula="of:=([.G52]/2.5)*0.7457" office:value-type="float" office:value="365.393" calcext:value-type="float">
            <text:p>365</text:p>
          </table:table-cell>
          <table:table-cell table:style-name="ce73" table:formula="of:=MIN(([.F52]*[.N52])*[.M52]*[.O52];[.K52])" office:value-type="float" office:value="206.134077723198" calcext:value-type="float">
            <text:p>20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" calcext:value-type="float">
            <text:p>36.29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Ahrons p. 189</text:p>
          </table:table-cell>
          <table:table-cell table:style-name="ce7" table:number-columns-repeated="1004"/>
          <table:table-cell table:style-name="ce108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13" office:value-type="string" calcext:value-type="string">
            <text:p>4-2-2</text:p>
          </table:table-cell>
          <table:table-cell table:style-name="ce5"/>
          <table:table-cell table:style-name="ce19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40" table:formula="of:=[.G53]/[.F53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51" office:value-type="float" office:value="45" calcext:value-type="float">
            <text:p>45</text:p>
          </table:table-cell>
          <table:table-cell table:style-name="ce63" table:formula="of:=([.G53]/2.5)*0.7457" office:value-type="float" office:value="347.4962" calcext:value-type="float">
            <text:p>347</text:p>
          </table:table-cell>
          <table:table-cell table:style-name="ce69" office:value-type="float" office:value="203" calcext:value-type="float">
            <text:p>20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2.74027056" calcext:value-type="float">
            <text:p>32.74</text:p>
          </table:table-cell>
          <table:table-cell table:style-name="ce82" table:formula="of:=([.L53]/[.M53])/([.F53]*[.N53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1" table:formula="of:=[.G54]/[.F54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64" table:formula="of:=([.G54]/2.5)*0.7457" office:value-type="float" office:value="391.34336" calcext:value-type="float">
            <text:p>391</text:p>
          </table:table-cell>
          <table:table-cell table:style-name="ce73" table:formula="of:=MIN(([.F54]*[.N54])*[.M54]*[.O54];[.K54])" office:value-type="float" office:value="233.224913048701" calcext:value-type="float">
            <text:p>23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3" office:value-type="string" calcext:value-type="string">
            <text:p>0-4-4-0T</text:p>
          </table:table-cell>
          <table:table-cell table:style-name="ce5"/>
          <table:table-cell table:style-name="ce19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40" table:formula="of:=[.G55]/[.F55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51" office:value-type="float" office:value="27" calcext:value-type="float">
            <text:p>27</text:p>
          </table:table-cell>
          <table:table-cell table:style-name="ce63" table:formula="of:=([.G55]/2.5)*0.7457" office:value-type="float" office:value="212.67364" calcext:value-type="float">
            <text:p>213</text:p>
          </table:table-cell>
          <table:table-cell table:style-name="ce69" office:value-type="float" office:value="60" calcext:value-type="float">
            <text:p>60</text:p>
          </table:table-cell>
          <table:table-cell table:style-name="ce40" office:value-type="float" office:value="9.0778663424" calcext:value-type="float">
            <text:p>9.08</text:p>
          </table:table-cell>
          <table:table-cell table:style-name="ce40" office:value-type="float" office:value="32.74027056" calcext:value-type="float">
            <text:p>32.74</text:p>
          </table:table-cell>
          <table:table-cell table:style-name="ce82" table:formula="of:=([.L55]/[.M55])/([.F55]*[.N55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1" table:formula="of:=[.G56]/[.F56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64" table:formula="of:=([.G56]/2.5)*0.7457" office:value-type="float" office:value="157.49184" calcext:value-type="float">
            <text:p>157</text:p>
          </table:table-cell>
          <table:table-cell table:style-name="ce73" table:formula="of:=MIN(([.F56]*[.N56])*[.M56]*[.O56];[.K56])" office:value-type="float" office:value="119.561643736518" calcext:value-type="float">
            <text:p>1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41" table:formula="of:=[.G57]/[.F57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54" office:value-type="float" office:value="44" calcext:value-type="float">
            <text:p>44</text:p>
          </table:table-cell>
          <table:table-cell table:style-name="ce64" table:formula="of:=([.G57]/2.5)*0.7457" office:value-type="float" office:value="334.96844" calcext:value-type="float">
            <text:p>335</text:p>
          </table:table-cell>
          <table:table-cell table:style-name="ce73" table:formula="of:=MIN(([.F57]*[.N57])*[.M57]*[.O57];[.K57])" office:value-type="float" office:value="217.070806517189" calcext:value-type="float">
            <text:p>21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1" table:formula="of:=[.G58]/[.F58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64" table:formula="of:=([.G58]/2.5)*0.7457" office:value-type="float" office:value="306.93012" calcext:value-type="float">
            <text:p>307</text:p>
          </table:table-cell>
          <table:table-cell table:style-name="ce73" table:formula="of:=MIN(([.F58]*[.N58])*[.M58]*[.O58];[.K58])" office:value-type="float" office:value="178.146849167412" calcext:value-type="float">
            <text:p>17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1" table:formula="of:=[.G59]/[.F59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64" table:formula="of:=([.G59]/2.5)*0.7457" office:value-type="float" office:value="320.651" calcext:value-type="float">
            <text:p>321</text:p>
          </table:table-cell>
          <table:table-cell table:style-name="ce73" table:formula="of:=MIN(([.F59]*[.N59])*[.M59]*[.O59];[.K59])" office:value-type="float" office:value="198.738021144256" calcext:value-type="float">
            <text:p>19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1" table:formula="of:=[.G60]/[.F60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64" table:formula="of:=([.G60]/2.5)*0.7457" office:value-type="float" office:value="323.03724" calcext:value-type="float">
            <text:p>323</text:p>
          </table:table-cell>
          <table:table-cell table:style-name="ce73" table:formula="of:=MIN(([.F60]*[.N60])*[.M60]*[.O60];[.K60])" office:value-type="float" office:value="204.450410789446" calcext:value-type="float">
            <text:p>20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132" calcext:value-type="float">
            <text:p>13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41" table:formula="of:=[.G61]/[.F61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54" office:value-type="float" office:value="48" calcext:value-type="float">
            <text:p>48</text:p>
          </table:table-cell>
          <table:table-cell table:style-name="ce64" table:formula="of:=([.G61]/2.5)*0.7457" office:value-type="float" office:value="357.936" calcext:value-type="float">
            <text:p>358</text:p>
          </table:table-cell>
          <table:table-cell table:style-name="ce73" table:formula="of:=MIN(([.F61]*[.N61])*[.M61]*[.O61];[.K61])" office:value-type="float" office:value="200.996407748168" calcext:value-type="float">
            <text:p>20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1" table:formula="of:=[.G62]/[.F6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64" table:formula="of:=([.G62]/2.5)*0.7457" office:value-type="float" office:value="291.41956" calcext:value-type="float">
            <text:p>291</text:p>
          </table:table-cell>
          <table:table-cell table:style-name="ce73" table:formula="of:=MIN(([.F62]*[.N62])*[.M62]*[.O62];[.K62])" office:value-type="float" office:value="193.424170311522" calcext:value-type="float">
            <text:p>19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7" office:value-type="string" calcext:value-type="string">
            <text:p>0-4-4T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1" table:formula="of:=[.G63]/[.F63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64" table:formula="of:=([.G63]/2.5)*0.7457" office:value-type="float" office:value="360.739832" calcext:value-type="float">
            <text:p>361</text:p>
          </table:table-cell>
          <table:table-cell table:style-name="ce73" table:formula="of:=MIN(([.F63]*[.N63])*[.M63]*[.O63];[.K63])" office:value-type="float" office:value="209.232876538906" calcext:value-type="float">
            <text:p>2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1" table:formula="of:=[.G64]/[.F64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64" table:formula="of:=([.G64]/2.5)*0.7457" office:value-type="float" office:value="321.24756" calcext:value-type="float">
            <text:p>321</text:p>
          </table:table-cell>
          <table:table-cell table:style-name="ce73" table:formula="of:=MIN(([.F64]*[.N64])*[.M64]*[.O64];[.K64])" office:value-type="float" office:value="200.996407748168" calcext:value-type="float">
            <text:p>20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1" table:formula="of:=[.G65]/[.F65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64" table:formula="of:=([.G65]/2.5)*0.7457" office:value-type="float" office:value="304.2456" calcext:value-type="float">
            <text:p>304</text:p>
          </table:table-cell>
          <table:table-cell table:style-name="ce73" table:formula="of:=MIN(([.F65]*[.N65])*[.M65]*[.O65];[.K65])" office:value-type="float" office:value="215.09232195181" calcext:value-type="float">
            <text:p>21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" calcext:value-type="float">
            <text:p>31.00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32" office:value-type="float" office:value="5.44" calcext:value-type="float">
            <text:p>5.44</text:p>
          </table:table-cell>
          <table:table-cell table:style-name="ce25" table:formula="of:=[.G55]/2" office:value-type="float" office:value="356.5" calcext:value-type="float">
            <text:p>356.5</text:p>
          </table:table-cell>
          <table:table-cell table:style-name="ce41" table:formula="of:=[.G66]/[.F66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64" table:formula="of:=([.G66]/2.5)*0.7457" office:value-type="float" office:value="106.33682" calcext:value-type="float">
            <text:p>106</text:p>
          </table:table-cell>
          <table:table-cell table:style-name="ce73" table:formula="of:=MIN(([.F66]*[.N66])*[.M66]*[.O66];[.K66])" office:value-type="float" office:value="33.9534760500149" calcext:value-type="float">
            <text:p>3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5" office:value-type="string" calcext:value-type="string">
            <text:p>0-4-0</text:p>
          </table:table-cell>
          <table:table-cell table:style-name="ce7"/>
          <table:table-cell table:style-name="ce21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0" calcext:value-type="float">
            <text:p>110</text:p>
          </table:table-cell>
          <table:table-cell table:style-name="ce41" table:formula="of:=[.G67]/[.F67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([.G67]/2.5)*0.7457" office:value-type="float" office:value="32.8108" calcext:value-type="float">
            <text:p>33</text:p>
          </table:table-cell>
          <table:table-cell table:style-name="ce73" table:formula="of:=MIN(([.F67]*[.N67])*[.M67]*[.O67];[.K67])" office:value-type="float" office:value="2.48769449812777" calcext:value-type="float">
            <text:p>2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028" calcext:value-type="percentage">
            <text:p>0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1" table:formula="of:=[.G68]/[.F6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64" table:formula="of:=([.G68]/2.5)*0.7457" office:value-type="float" office:value="391.64164" calcext:value-type="float">
            <text:p>392</text:p>
          </table:table-cell>
          <table:table-cell table:style-name="ce73" table:formula="of:=MIN(([.F68]*[.N68])*[.M68]*[.O68];[.K68])" office:value-type="float" office:value="206.908066799585" calcext:value-type="float">
            <text:p>20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6" office:value-type="string" calcext:value-type="string">
            <text:p>0-4-2</text:p>
          </table:table-cell>
          <table:table-cell table:style-name="ce8"/>
          <table:table-cell table:style-name="ce22" office:value-type="float" office:value="130" calcext:value-type="float">
            <text:p>13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41" table:formula="of:=[.G69]/[.F69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54" office:value-type="float" office:value="56" calcext:value-type="float">
            <text:p>56</text:p>
          </table:table-cell>
          <table:table-cell table:style-name="ce64" table:formula="of:=([.G69]/2.5)*0.7457" office:value-type="float" office:value="344.5134" calcext:value-type="float">
            <text:p>345</text:p>
          </table:table-cell>
          <table:table-cell table:style-name="ce73" table:formula="of:=MIN(([.F69]*[.N69])*[.M69]*[.O69];[.K69])" office:value-type="float" office:value="199.641375785821" calcext:value-type="float">
            <text:p>20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2" calcext:value-type="percentage">
            <text:p>4.4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1" table:formula="of:=[.G70]/[.F7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64" table:formula="of:=([.G70]/2.5)*0.7457" office:value-type="float" office:value="391.64164" calcext:value-type="float">
            <text:p>392</text:p>
          </table:table-cell>
          <table:table-cell table:style-name="ce73" table:formula="of:=MIN(([.F70]*[.N70])*[.M70]*[.O70];[.K70])" office:value-type="float" office:value="209.232876538906" calcext:value-type="float">
            <text:p>2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00" calcext:value-type="float">
            <text:p>1000</text:p>
          </table:table-cell>
          <table:table-cell table:style-name="ce41" table:formula="of:=[.G71]/[.F71]" office:value-type="float" office:value="62.5" calcext:value-type="float">
            <text:p>62.50</text:p>
          </table:table-cell>
          <table:table-cell table:style-name="ce3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64" table:formula="of:=([.G71]/2.5)*0.7457" office:value-type="float" office:value="298.28" calcext:value-type="float">
            <text:p>298</text:p>
          </table:table-cell>
          <table:table-cell table:style-name="ce73" table:formula="of:=MIN(([.F71]*[.N71])*[.M71]*[.O71];[.K71])" office:value-type="float" office:value="191.298629978429" calcext:value-type="float">
            <text:p>19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16" calcext:value-type="float">
            <text:p>16</text:p>
          </table:table-cell>
          <table:table-cell table:style-name="ce34" office:value-type="float" office:value="5.17" calcext:value-type="float">
            <text:p>5.17</text:p>
          </table:table-cell>
          <table:table-cell table:style-name="ce34" office:value-type="float" office:value="116" calcext:value-type="float">
            <text:p>116</text:p>
          </table:table-cell>
          <table:table-cell table:style-name="ce41" table:formula="of:=[.G72]/[.F72]" office:value-type="float" office:value="22.4371373307544" calcext:value-type="float">
            <text:p>22.44</text:p>
          </table:table-cell>
          <table:table-cell table:style-name="ce34" office:value-type="float" office:value="155" calcext:value-type="float">
            <text:p>155</text:p>
          </table:table-cell>
          <table:table-cell table:style-name="ce56" office:value-type="float" office:value="12" calcext:value-type="float">
            <text:p>12</text:p>
          </table:table-cell>
          <table:table-cell table:style-name="ce64" table:formula="of:=([.G72]/2.5)*0.7457" office:value-type="float" office:value="34.60048" calcext:value-type="float">
            <text:p>35</text:p>
          </table:table-cell>
          <table:table-cell table:style-name="ce73" table:formula="of:=MIN(([.F72]*[.N72])*[.M72]*[.O72];[.K72])" office:value-type="float" office:value="3.33017889378836" calcext:value-type="float">
            <text:p>3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029" calcext:value-type="percentage">
            <text:p>0.2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14" calcext:value-type="float">
            <text:p>14</text:p>
          </table:table-cell>
          <table:table-cell table:style-name="ce34" office:value-type="float" office:value="3.7" calcext:value-type="float">
            <text:p>3.7</text:p>
          </table:table-cell>
          <table:table-cell table:style-name="ce34" office:value-type="float" office:value="169" calcext:value-type="float">
            <text:p>169</text:p>
          </table:table-cell>
          <table:table-cell table:style-name="ce41" table:formula="of:=[.G73]/[.F73]" office:value-type="float" office:value="45.6756756756757" calcext:value-type="float">
            <text:p>45.68</text:p>
          </table:table-cell>
          <table:table-cell table:style-name="ce34" office:value-type="float" office:value="140" calcext:value-type="float">
            <text:p>140</text:p>
          </table:table-cell>
          <table:table-cell table:style-name="ce56" office:value-type="float" office:value="7" calcext:value-type="float">
            <text:p>7</text:p>
          </table:table-cell>
          <table:table-cell table:style-name="ce64" table:formula="of:=([.G73]/2.5)*0.7457" office:value-type="float" office:value="50.40932" calcext:value-type="float">
            <text:p>50</text:p>
          </table:table-cell>
          <table:table-cell table:style-name="ce73" table:formula="of:=MIN(([.F73]*[.N73])*[.M73]*[.O73];[.K73])" office:value-type="float" office:value="2.56034597545788" calcext:value-type="float">
            <text:p>3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03" calcext:value-type="percentage">
            <text:p>0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5" office:value-type="string" calcext:value-type="string">
            <text:p>4-4-0T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00" calcext:value-type="float">
            <text:p>1000</text:p>
          </table:table-cell>
          <table:table-cell table:style-name="ce41" table:formula="of:=[.G74]/[.F74]" office:value-type="float" office:value="62.5" calcext:value-type="float">
            <text:p>62.50</text:p>
          </table:table-cell>
          <table:table-cell table:style-name="ce34" office:value-type="float" office:value="130" calcext:value-type="float">
            <text:p>130</text:p>
          </table:table-cell>
          <table:table-cell table:style-name="ce56" office:value-type="float" office:value="48" calcext:value-type="float">
            <text:p>48</text:p>
          </table:table-cell>
          <table:table-cell table:style-name="ce64" table:formula="of:=([.G74]/2.5)*0.7457" office:value-type="float" office:value="298.28" calcext:value-type="float">
            <text:p>298</text:p>
          </table:table-cell>
          <table:table-cell table:style-name="ce73" table:formula="of:=MIN(([.F74]*[.N74])*[.M74]*[.O74];[.K74])" office:value-type="float" office:value="216.370190514801" calcext:value-type="float">
            <text:p>216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1" table:formula="of:=[.G75]/[.F7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55" office:value-type="float" office:value="64" calcext:value-type="float">
            <text:p>64</text:p>
          </table:table-cell>
          <table:table-cell table:style-name="ce64" table:formula="of:=([.G75]/2.5)*0.7457" office:value-type="float" office:value="322.1424" calcext:value-type="float">
            <text:p>322</text:p>
          </table:table-cell>
          <table:table-cell table:style-name="ce73" table:formula="of:=MIN(([.F75]*[.N75])*[.M75]*[.O75];[.K75])" office:value-type="float" office:value="205.964858276775" calcext:value-type="float">
            <text:p>20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5" office:value-type="string" calcext:value-type="string">
            <text:p>2-4-2T</text:p>
          </table:table-cell>
          <table:table-cell table:style-name="ce7"/>
          <table:table-cell table:style-name="ce21" office:value-type="float" office:value="95" calcext:value-type="float">
            <text:p>95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1" table:formula="of:=[.G76]/[.F7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55" office:value-type="float" office:value="54" calcext:value-type="float">
            <text:p>54</text:p>
          </table:table-cell>
          <table:table-cell table:style-name="ce64" table:formula="of:=([.G76]/2.5)*0.7457" office:value-type="float" office:value="289.808848" calcext:value-type="float">
            <text:p>290</text:p>
          </table:table-cell>
          <table:table-cell table:style-name="ce73" table:formula="of:=MIN(([.F76]*[.N76])*[.M76]*[.O76];[.K76])" office:value-type="float" office:value="172.147511577255" calcext:value-type="float">
            <text:p>17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5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1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1" table:formula="of:=[.G77]/[.F7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62" calcext:value-type="float">
            <text:p>62</text:p>
          </table:table-cell>
          <table:table-cell table:style-name="ce64" table:formula="of:=([.G77]/2.5)*0.7457" office:value-type="float" office:value="304.2456" calcext:value-type="float">
            <text:p>304</text:p>
          </table:table-cell>
          <table:table-cell table:style-name="ce73" table:formula="of:=MIN(([.F77]*[.N77])*[.M77]*[.O77];[.K77])" office:value-type="float" office:value="223.37394169769" calcext:value-type="float">
            <text:p>223</text:p>
          </table:table-cell>
          <table:table-cell table:style-name="ce76" office:value-type="float" office:value="9.1151602321" calcext:value-type="float">
            <text:p>9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5" office:value-type="string" calcext:value-type="string">
            <text:p>0-6-2T</text:p>
          </table:table-cell>
          <table:table-cell table:style-name="ce7"/>
          <table:table-cell table:style-name="ce21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1" table:formula="of:=[.G78]/[.F7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55" office:value-type="float" office:value="74" calcext:value-type="float">
            <text:p>74</text:p>
          </table:table-cell>
          <table:table-cell table:style-name="ce64" table:formula="of:=([.G78]/2.5)*0.7457" office:value-type="float" office:value="320.651" calcext:value-type="float">
            <text:p>321</text:p>
          </table:table-cell>
          <table:table-cell table:style-name="ce73" table:formula="of:=MIN(([.F78]*[.N78])*[.M78]*[.O78];[.K78])" office:value-type="float" office:value="205.964858276775" calcext:value-type="float">
            <text:p>20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16" calcext:value-type="float">
            <text:p>16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7" calcext:value-type="float">
            <text:p>107</text:p>
          </table:table-cell>
          <table:table-cell table:style-name="ce41" table:formula="of:=[.G79]/[.F79]" office:value-type="float" office:value="21.4" calcext:value-type="float">
            <text:p>21.40</text:p>
          </table:table-cell>
          <table:table-cell table:style-name="ce35" office:value-type="float" office:value="150" calcext:value-type="float">
            <text:p>150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([.G79]/2.5)*0.7457" office:value-type="float" office:value="31.91596" calcext:value-type="float">
            <text:p>32</text:p>
          </table:table-cell>
          <table:table-cell table:style-name="ce73" table:formula="of:=MIN(([.F79]*[.N79])*[.M79]*[.O79];[.K79])" office:value-type="float" office:value="2.65692541636706" calcext:value-type="float">
            <text:p>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02" calcext:value-type="percentage">
            <text:p>0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5" office:value-type="string" calcext:value-type="string">
            <text:p>0-4-2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1" table:formula="of:=[.G80]/[.F80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55" office:value-type="float" office:value="63" calcext:value-type="float">
            <text:p>63</text:p>
          </table:table-cell>
          <table:table-cell table:style-name="ce64" table:formula="of:=([.G80]/2.5)*0.7457" office:value-type="float" office:value="447.42" calcext:value-type="float">
            <text:p>447</text:p>
          </table:table-cell>
          <table:table-cell table:style-name="ce73" table:formula="of:=MIN(([.F80]*[.N80])*[.M80]*[.O80];[.K80])" office:value-type="float" office:value="256.658995221058" calcext:value-type="float">
            <text:p>25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1" table:formula="of:=[.G81]/[.F81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55" office:value-type="float" office:value="82" calcext:value-type="float">
            <text:p>82</text:p>
          </table:table-cell>
          <table:table-cell table:style-name="ce64" table:formula="of:=([.G81]/2.5)*0.7457" office:value-type="float" office:value="421.46964" calcext:value-type="float">
            <text:p>421</text:p>
          </table:table-cell>
          <table:table-cell table:style-name="ce73" table:formula="of:=MIN(([.F81]*[.N81])*[.M81]*[.O81];[.K81])" office:value-type="float" office:value="228.873621607319" calcext:value-type="float">
            <text:p>22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3" office:value-type="string" calcext:value-type="string">
            <text:p>0-4-0T</text:p>
          </table:table-cell>
          <table:table-cell table:style-name="ce5"/>
          <table:table-cell table:style-name="ce19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40" table:formula="of:=[.G82]/[.F82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51" office:value-type="float" office:value="16" calcext:value-type="float">
            <text:p>16</text:p>
          </table:table-cell>
          <table:table-cell table:style-name="ce63" table:formula="of:=([.G82]/2.5)*0.7457" office:value-type="float" office:value="38.47812" calcext:value-type="float">
            <text:p>38</text:p>
          </table:table-cell>
          <table:table-cell table:style-name="ce69" office:value-type="float" office:value="4" calcext:value-type="float">
            <text:p>4</text:p>
          </table:table-cell>
          <table:table-cell table:style-name="ce77" office:value-type="float" office:value="6.7841705762" calcext:value-type="float">
            <text:p>6.78</text:p>
          </table:table-cell>
          <table:table-cell table:style-name="ce40" office:value-type="float" office:value="31.75144" calcext:value-type="float">
            <text:p>31.75</text:p>
          </table:table-cell>
          <table:table-cell table:style-name="ce82" table:formula="of:=([.L82]/[.M82])/([.F82]*[.N82])" office:value-type="percentage" office:value="0.00309491378695994" calcext:value-type="percentage">
            <text:p>0.3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60" calcext:value-type="float">
            <text:p>1260</text:p>
          </table:table-cell>
          <table:table-cell table:style-name="ce41" table:formula="of:=[.G83]/[.F83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58" calcext:value-type="float">
            <text:p>58</text:p>
          </table:table-cell>
          <table:table-cell table:style-name="ce64" table:formula="of:=([.G83]/2.5)*0.7457" office:value-type="float" office:value="375.8328" calcext:value-type="float">
            <text:p>376</text:p>
          </table:table-cell>
          <table:table-cell table:style-name="ce73" table:formula="of:=MIN(([.F83]*[.N83])*[.M83]*[.O83];[.K83])" office:value-type="float" office:value="220.949917625085" calcext:value-type="float">
            <text:p>22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40" calcext:value-type="float">
            <text:p>40</text:p>
          </table:table-cell>
          <table:table-cell table:style-name="ce33" office:value-type="float" office:value="3.8" calcext:value-type="float">
            <text:p>3.8</text:p>
          </table:table-cell>
          <table:table-cell table:style-name="ce33" office:value-type="float" office:value="200" calcext:value-type="float">
            <text:p>200</text:p>
          </table:table-cell>
          <table:table-cell table:style-name="ce41" table:formula="of:=[.G84]/[.F84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2" office:value-type="float" office:value="20" calcext:value-type="float">
            <text:p>20</text:p>
          </table:table-cell>
          <table:table-cell table:style-name="ce64" table:formula="of:=([.G84]/2.5)*0.7457" office:value-type="float" office:value="59.656" calcext:value-type="float">
            <text:p>60</text:p>
          </table:table-cell>
          <table:table-cell table:style-name="ce73" table:formula="of:=MIN(([.F84]*[.N84])*[.M84]*[.O84];[.K84])" office:value-type="float" office:value="20.1926331643897" calcext:value-type="float">
            <text:p>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16" calcext:value-type="float">
            <text:p>16</text:p>
          </table:table-cell>
          <table:table-cell table:style-name="ce34" office:value-type="float" office:value="8.8" calcext:value-type="float">
            <text:p>8.8</text:p>
          </table:table-cell>
          <table:table-cell table:style-name="ce34" office:value-type="float" office:value="150" calcext:value-type="float">
            <text:p>150</text:p>
          </table:table-cell>
          <table:table-cell table:style-name="ce41" table:formula="of:=[.G85]/[.F85]" office:value-type="float" office:value="17.0454545454545" calcext:value-type="float">
            <text:p>17.05</text:p>
          </table:table-cell>
          <table:table-cell table:style-name="ce35" office:value-type="float" office:value="160" calcext:value-type="float">
            <text:p>160</text:p>
          </table:table-cell>
          <table:table-cell table:style-name="ce57" office:value-type="float" office:value="18" calcext:value-type="float">
            <text:p>18</text:p>
          </table:table-cell>
          <table:table-cell table:style-name="ce64" table:formula="of:=([.G85]/2.5)*0.7457" office:value-type="float" office:value="44.742" calcext:value-type="float">
            <text:p>45</text:p>
          </table:table-cell>
          <table:table-cell table:style-name="ce73" table:formula="of:=MIN(([.F85]*[.N85])*[.M85]*[.O85];[.K85])" office:value-type="float" office:value="6.25477473814981" calcext:value-type="float">
            <text:p>6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032" calcext:value-type="percentage">
            <text:p>0.3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3" office:value-type="string" calcext:value-type="string">
            <text:p>2-4-0</text:p>
          </table:table-cell>
          <table:table-cell table:style-name="ce5"/>
          <table:table-cell table:style-name="ce19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40" table:formula="of:=[.G86]/[.F86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51" office:value-type="float" office:value="49" calcext:value-type="float">
            <text:p>49</text:p>
          </table:table-cell>
          <table:table-cell table:style-name="ce63" table:formula="of:=([.G86]/2.5)*0.7457" office:value-type="float" office:value="320.651" calcext:value-type="float">
            <text:p>321</text:p>
          </table:table-cell>
          <table:table-cell table:style-name="ce69" office:value-type="float" office:value="233" calcext:value-type="float">
            <text:p>23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6.28736" calcext:value-type="float">
            <text:p>36.29</text:p>
          </table:table-cell>
          <table:table-cell table:style-name="ce82" table:formula="of:=([.L86]/[.M86])/([.F86]*[.N86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5" office:value-type="string" calcext:value-type="string">
            <text:p>4-2-2</text:p>
          </table:table-cell>
          <table:table-cell table:style-name="ce7"/>
          <table:table-cell table:style-name="ce21" office:value-type="float" office:value="142" calcext:value-type="float">
            <text:p>14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1" table:formula="of:=[.G87]/[.F87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54" calcext:value-type="float">
            <text:p>54</text:p>
          </table:table-cell>
          <table:table-cell table:style-name="ce64" table:formula="of:=([.G87]/2.5)*0.7457" office:value-type="float" office:value="369.8672" calcext:value-type="float">
            <text:p>370</text:p>
          </table:table-cell>
          <table:table-cell table:style-name="ce73" table:formula="of:=MIN(([.F87]*[.N87])*[.M87]*[.O87];[.K87])" office:value-type="float" office:value="244.43713830577" calcext:value-type="float">
            <text:p>24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075" calcext:value-type="float">
            <text:p>1075</text:p>
          </table:table-cell>
          <table:table-cell table:style-name="ce41" table:formula="of:=[.G88]/[.F88]" office:value-type="float" office:value="63.2352941176471" calcext:value-type="float">
            <text:p>63.24</text:p>
          </table:table-cell>
          <table:table-cell table:style-name="ce3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64" table:formula="of:=([.G88]/2.5)*0.7457" office:value-type="float" office:value="320.651" calcext:value-type="float">
            <text:p>321</text:p>
          </table:table-cell>
          <table:table-cell table:style-name="ce73" table:formula="of:=MIN(([.F88]*[.N88])*[.M88]*[.O88];[.K88])" office:value-type="float" office:value="218.111161558152" calcext:value-type="float">
            <text:p>21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30" office:value-type="float" office:value="14.24" calcext:value-type="float">
            <text:p>14.24</text:p>
          </table:table-cell>
          <table:table-cell table:style-name="ce30" office:value-type="float" office:value="971.6" calcext:value-type="float">
            <text:p>971.6</text:p>
          </table:table-cell>
          <table:table-cell table:style-name="ce41" table:formula="of:=[.G89]/[.F89]" office:value-type="float" office:value="68.2303370786517" calcext:value-type="float">
            <text:p>68.23</text:p>
          </table:table-cell>
          <table:table-cell table:style-name="ce3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64" table:formula="of:=([.G89]/2.5)*0.7457" office:value-type="float" office:value="289.808848" calcext:value-type="float">
            <text:p>290</text:p>
          </table:table-cell>
          <table:table-cell table:style-name="ce73" table:formula="of:=MIN(([.F89]*[.N89])*[.M89]*[.O89];[.K89])" office:value-type="float" office:value="172.904203935836" calcext:value-type="float">
            <text:p>17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500" calcext:value-type="float">
            <text:p>1500</text:p>
          </table:table-cell>
          <table:table-cell table:style-name="ce41" table:formula="of:=[.G90]/[.F90]" office:value-type="float" office:value="83.3333333333333" calcext:value-type="float">
            <text:p>83.33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64" table:formula="of:=([.G90]/2.5)*0.7457" office:value-type="float" office:value="447.42" calcext:value-type="float">
            <text:p>447</text:p>
          </table:table-cell>
          <table:table-cell table:style-name="ce73" table:formula="of:=MIN(([.F90]*[.N90])*[.M90]*[.O90];[.K90])" office:value-type="float" office:value="220.949917625085" calcext:value-type="float">
            <text:p>22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22.5" calcext:value-type="float">
            <text:p>922.5</text:p>
          </table:table-cell>
          <table:table-cell table:style-name="ce41" table:formula="of:=[.G91]/[.F91]" office:value-type="float" office:value="57.65625" calcext:value-type="float">
            <text:p>57.66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64" table:formula="of:=([.G91]/2.5)*0.7457" office:value-type="float" office:value="275.1633" calcext:value-type="float">
            <text:p>275</text:p>
          </table:table-cell>
          <table:table-cell table:style-name="ce73" table:formula="of:=MIN(([.F91]*[.N91])*[.M91]*[.O91];[.K91])" office:value-type="float" office:value="216.370190514801" calcext:value-type="float">
            <text:p>216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1" table:formula="of:=[.G92]/[.F92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64" table:formula="of:=([.G92]/2.5)*0.7457" office:value-type="float" office:value="359.12912" calcext:value-type="float">
            <text:p>359</text:p>
          </table:table-cell>
          <table:table-cell table:style-name="ce73" table:formula="of:=MIN(([.F92]*[.N92])*[.M92]*[.O92];[.K92])" office:value-type="float" office:value="210.933308805381" calcext:value-type="float">
            <text:p>21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5" office:value-type="string" calcext:value-type="string">
            <text:p>0-4-4T</text:p>
          </table:table-cell>
          <table:table-cell table:style-name="ce7"/>
          <table:table-cell table:style-name="ce21" office:value-type="float" office:value="112" calcext:value-type="float">
            <text:p>1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1" table:formula="of:=[.G93]/[.F93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78" calcext:value-type="float">
            <text:p>78</text:p>
          </table:table-cell>
          <table:table-cell table:style-name="ce64" table:formula="of:=([.G93]/2.5)*0.7457" office:value-type="float" office:value="359.12912" calcext:value-type="float">
            <text:p>359</text:p>
          </table:table-cell>
          <table:table-cell table:style-name="ce73" table:formula="of:=MIN(([.F93]*[.N93])*[.M93]*[.O93];[.K93])" office:value-type="float" office:value="207.771567559904" calcext:value-type="float">
            <text:p>20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3" calcext:value-type="float">
            <text:p>14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1" table:formula="of:=[.G94]/[.F94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66" calcext:value-type="float">
            <text:p>66</text:p>
          </table:table-cell>
          <table:table-cell table:style-name="ce64" table:formula="of:=([.G94]/2.5)*0.7457" office:value-type="float" office:value="365.393" calcext:value-type="float">
            <text:p>365</text:p>
          </table:table-cell>
          <table:table-cell table:style-name="ce73" table:formula="of:=MIN(([.F94]*[.N94])*[.M94]*[.O94];[.K94])" office:value-type="float" office:value="256.601366539002" calcext:value-type="float">
            <text:p>25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5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1" table:formula="of:=[.G95]/[.F95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80" calcext:value-type="float">
            <text:p>80</text:p>
          </table:table-cell>
          <table:table-cell table:style-name="ce64" table:formula="of:=([.G95]/2.5)*0.7457" office:value-type="float" office:value="361.21708" calcext:value-type="float">
            <text:p>361</text:p>
          </table:table-cell>
          <table:table-cell table:style-name="ce73" table:formula="of:=MIN(([.F95]*[.N95])*[.M95]*[.O95];[.K95])" office:value-type="float" office:value="222.754006056321" calcext:value-type="float">
            <text:p>22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1" table:formula="of:=[.G96]/[.F96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109" calcext:value-type="float">
            <text:p>109</text:p>
          </table:table-cell>
          <table:table-cell table:style-name="ce64" table:formula="of:=([.G96]/2.5)*0.7457" office:value-type="float" office:value="499.619" calcext:value-type="float">
            <text:p>500</text:p>
          </table:table-cell>
          <table:table-cell table:style-name="ce73" table:formula="of:=MIN(([.F96]*[.N96])*[.M96]*[.O96];[.K96])" office:value-type="float" office:value="281.102709051635" calcext:value-type="float">
            <text:p>28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5" office:value-type="string" calcext:value-type="string">
            <text:p>0-8-0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1" table:formula="of:=[.G97]/[.F97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2" office:value-type="float" office:value="106" calcext:value-type="float">
            <text:p>106</text:p>
          </table:table-cell>
          <table:table-cell table:style-name="ce64" table:formula="of:=([.G97]/2.5)*0.7457" office:value-type="float" office:value="444.4372" calcext:value-type="float">
            <text:p>444</text:p>
          </table:table-cell>
          <table:table-cell table:style-name="ce73" table:formula="of:=MIN(([.F97]*[.N97])*[.M97]*[.O97];[.K97])" office:value-type="float" office:value="257.216949558495" calcext:value-type="float">
            <text:p>25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1" calcext:value-type="percentage">
            <text:p>4.61%</text:p>
          </table:table-cell>
          <table:table-cell table:style-name="ce2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5" office:value-type="string" calcext:value-type="string">
            <text:p>0-6-2T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1" table:formula="of:=[.G98]/[.F9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73" calcext:value-type="float">
            <text:p>73</text:p>
          </table:table-cell>
          <table:table-cell table:style-name="ce64" table:formula="of:=([.G98]/2.5)*0.7457" office:value-type="float" office:value="322.1424" calcext:value-type="float">
            <text:p>322</text:p>
          </table:table-cell>
          <table:table-cell table:style-name="ce73" table:formula="of:=MIN(([.F98]*[.N98])*[.M98]*[.O98];[.K98])" office:value-type="float" office:value="207.771567559904" calcext:value-type="float">
            <text:p>20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1" table:formula="of:=[.G99]/[.F9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63" calcext:value-type="float">
            <text:p>63</text:p>
          </table:table-cell>
          <table:table-cell table:style-name="ce64" table:formula="of:=([.G99]/2.5)*0.7457" office:value-type="float" office:value="400.29176" calcext:value-type="float">
            <text:p>400</text:p>
          </table:table-cell>
          <table:table-cell table:style-name="ce73" table:formula="of:=MIN(([.F99]*[.N99])*[.M99]*[.O99];[.K99])" office:value-type="float" office:value="229.691202244933" calcext:value-type="float">
            <text:p>23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5" office:value-type="string" calcext:value-type="string">
            <text:p>4-2-2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1" table:formula="of:=[.G100]/[.F10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55" office:value-type="float" office:value="68" calcext:value-type="float">
            <text:p>68</text:p>
          </table:table-cell>
          <table:table-cell table:style-name="ce64" table:formula="of:=([.G100]/2.5)*0.7457" office:value-type="float" office:value="368.3758" calcext:value-type="float">
            <text:p>368</text:p>
          </table:table-cell>
          <table:table-cell table:style-name="ce73" table:formula="of:=MIN(([.F100]*[.N100])*[.M100]*[.O100];[.K100])" office:value-type="float" office:value="257.774903895932" calcext:value-type="float">
            <text:p>25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5" office:value-type="string" calcext:value-type="string">
            <text:p>0-6-2T</text:p>
          </table:table-cell>
          <table:table-cell table:style-name="ce7"/>
          <table:table-cell table:style-name="ce21" office:value-type="float" office:value="117" calcext:value-type="float">
            <text:p>11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1" table:formula="of:=[.G101]/[.F10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55" office:value-type="float" office:value="85" calcext:value-type="float">
            <text:p>85</text:p>
          </table:table-cell>
          <table:table-cell table:style-name="ce64" table:formula="of:=([.G101]/2.5)*0.7457" office:value-type="float" office:value="359.12912" calcext:value-type="float">
            <text:p>359</text:p>
          </table:table-cell>
          <table:table-cell table:style-name="ce73" table:formula="of:=MIN(([.F101]*[.N101])*[.M101]*[.O101];[.K101])" office:value-type="float" office:value="210.933308805381" calcext:value-type="float">
            <text:p>21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1" table:formula="of:=[.G102]/[.F102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130" calcext:value-type="float">
            <text:p>130</text:p>
          </table:table-cell>
          <table:table-cell table:style-name="ce64" table:formula="of:=([.G102]/2.5)*0.7457" office:value-type="float" office:value="405.6608" calcext:value-type="float">
            <text:p>406</text:p>
          </table:table-cell>
          <table:table-cell table:style-name="ce73" table:formula="of:=MIN(([.F102]*[.N102])*[.M102]*[.O102];[.K102])" office:value-type="float" office:value="248.289680159502" calcext:value-type="float">
            <text:p>24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5" calcext:value-type="percentage">
            <text:p>4.45%</text:p>
          </table:table-cell>
          <table:table-cell table:style-name="ce2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5" office:value-type="string" calcext:value-type="string">
            <text:p>0-4-4T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1" table:formula="of:=[.G103]/[.F10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87" calcext:value-type="float">
            <text:p>87</text:p>
          </table:table-cell>
          <table:table-cell table:style-name="ce64" table:formula="of:=([.G103]/2.5)*0.7457" office:value-type="float" office:value="354.9532" calcext:value-type="float">
            <text:p>355</text:p>
          </table:table-cell>
          <table:table-cell table:style-name="ce73" table:formula="of:=MIN(([.F103]*[.N103])*[.M103]*[.O103];[.K103])" office:value-type="float" office:value="248.42252643032" calcext:value-type="float">
            <text:p>24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5" office:value-type="string" calcext:value-type="string">
            <text:p>0-4-4T</text:p>
          </table:table-cell>
          <table:table-cell table:style-name="ce7"/>
          <table:table-cell table:style-name="ce2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1" table:formula="of:=[.G104]/[.F10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55" office:value-type="float" office:value="65" calcext:value-type="float">
            <text:p>65</text:p>
          </table:table-cell>
          <table:table-cell table:style-name="ce64" table:formula="of:=([.G104]/2.5)*0.7457" office:value-type="float" office:value="341.5306" calcext:value-type="float">
            <text:p>342</text:p>
          </table:table-cell>
          <table:table-cell table:style-name="ce73" table:formula="of:=MIN(([.F104]*[.N104])*[.M104]*[.O104];[.K104])" office:value-type="float" office:value="229.893327421976" calcext:value-type="float">
            <text:p>23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1" table:formula="of:=[.G105]/[.F10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90" calcext:value-type="float">
            <text:p>90</text:p>
          </table:table-cell>
          <table:table-cell table:style-name="ce64" table:formula="of:=([.G105]/2.5)*0.7457" office:value-type="float" office:value="377.3242" calcext:value-type="float">
            <text:p>377</text:p>
          </table:table-cell>
          <table:table-cell table:style-name="ce73" table:formula="of:=MIN(([.F105]*[.N105])*[.M105]*[.O105];[.K105])" office:value-type="float" office:value="276.662674455607" calcext:value-type="float">
            <text:p>277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table:formula="of:=[.O86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3" office:value-type="string" calcext:value-type="string">
            <text:p>4-4-2</text:p>
          </table:table-cell>
          <table:table-cell table:style-name="ce5"/>
          <table:table-cell table:style-name="ce19" office:value-type="float" office:value="140" calcext:value-type="float">
            <text:p>14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40" table:formula="of:=[.G106]/[.F106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51" office:value-type="float" office:value="70" calcext:value-type="float">
            <text:p>70</text:p>
          </table:table-cell>
          <table:table-cell table:style-name="ce63" table:formula="of:=([.G106]/2.5)*0.7457" office:value-type="float" office:value="429.5232" calcext:value-type="float">
            <text:p>430</text:p>
          </table:table-cell>
          <table:table-cell table:style-name="ce69" office:value-type="float" office:value="314" calcext:value-type="float">
            <text:p>314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4" calcext:value-type="float">
            <text:p>34.00</text:p>
          </table:table-cell>
          <table:table-cell table:style-name="ce82" table:formula="of:=([.L106]/[.M106])/([.F106]*[.N106])" office:value-type="percentage" office:value="0.0455211917128453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07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5" office:value-type="string" calcext:value-type="string">
            <text:p>0-6-0T</text:p>
          </table:table-cell>
          <table:table-cell table:style-name="ce7"/>
          <table:table-cell table:style-name="ce21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1" table:formula="of:=[.G107]/[.F10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93" calcext:value-type="float">
            <text:p>93</text:p>
          </table:table-cell>
          <table:table-cell table:style-name="ce64" table:formula="of:=([.G107]/2.5)*0.7457" office:value-type="float" office:value="317.6682" calcext:value-type="float">
            <text:p>318</text:p>
          </table:table-cell>
          <table:table-cell table:style-name="ce73" table:formula="of:=MIN(([.F107]*[.N107])*[.M107]*[.O107];[.K107])" office:value-type="float" office:value="192.117278097852" calcext:value-type="float">
            <text:p>19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1" table:formula="of:=[.G108]/[.F10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79" calcext:value-type="float">
            <text:p>79</text:p>
          </table:table-cell>
          <table:table-cell table:style-name="ce64" table:formula="of:=([.G108]/2.5)*0.7457" office:value-type="float" office:value="487.6878" calcext:value-type="float">
            <text:p>488</text:p>
          </table:table-cell>
          <table:table-cell table:style-name="ce73" table:formula="of:=MIN(([.F108]*[.N108])*[.M108]*[.O108];[.K108])" office:value-type="float" office:value="295.875214366636" calcext:value-type="float">
            <text:p>29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41" table:formula="of:=[.G109]/[.F109]" office:value-type="float" office:value="77.6190476190476" calcext:value-type="float">
            <text:p>77.62</text:p>
          </table:table-cell>
          <table:table-cell table:style-name="ce7" office:value-type="float" office:value="180" calcext:value-type="float">
            <text:p>180</text:p>
          </table:table-cell>
          <table:table-cell table:style-name="ce55" office:value-type="float" office:value="76" calcext:value-type="float">
            <text:p>76</text:p>
          </table:table-cell>
          <table:table-cell table:style-name="ce64" table:formula="of:=([.G109]/2.5)*0.7457" office:value-type="float" office:value="486.1964" calcext:value-type="float">
            <text:p>486</text:p>
          </table:table-cell>
          <table:table-cell table:style-name="ce73" table:formula="of:=MIN(([.F109]*[.N109])*[.M109]*[.O109];[.K109])" office:value-type="float" office:value="290.649530169498" calcext:value-type="float">
            <text:p>29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6" calcext:value-type="float">
            <text:p>36.29</text:p>
          </table:table-cell>
          <table:table-cell table:style-name="ce8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5" office:value-type="string" calcext:value-type="string">
            <text:p>4-2-2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1" table:formula="of:=[.G110]/[.F110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55" office:value-type="float" office:value="66" calcext:value-type="float">
            <text:p>66</text:p>
          </table:table-cell>
          <table:table-cell table:style-name="ce64" table:formula="of:=([.G110]/2.5)*0.7457" office:value-type="float" office:value="362.4102" calcext:value-type="float">
            <text:p>362</text:p>
          </table:table-cell>
          <table:table-cell table:style-name="ce73" table:formula="of:=MIN(([.F110]*[.N110])*[.M110]*[.O110];[.K110])" office:value-type="float" office:value="308.867579652671" calcext:value-type="float">
            <text:p>3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1" table:formula="of:=[.G111]/[.F111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64" table:formula="of:=([.G111]/2.5)*0.7457" office:value-type="float" office:value="456.3684" calcext:value-type="float">
            <text:p>456</text:p>
          </table:table-cell>
          <table:table-cell table:style-name="ce73" table:formula="of:=MIN(([.F111]*[.N111])*[.M111]*[.O111];[.K111])" office:value-type="float" office:value="315.509893193589" calcext:value-type="float">
            <text:p>31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1" table:formula="of:=[.G112]/[.F112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58" office:value-type="float" office:value="104" calcext:value-type="float">
            <text:p>104</text:p>
          </table:table-cell>
          <table:table-cell table:style-name="ce64" table:formula="of:=([.G112]/2.5)*0.7457" office:value-type="float" office:value="523.4814" calcext:value-type="float">
            <text:p>523</text:p>
          </table:table-cell>
          <table:table-cell table:style-name="ce73" table:formula="of:=MIN(([.F112]*[.N112])*[.M112]*[.O112];[.K112])" office:value-type="float" office:value="259.448766908244" calcext:value-type="float">
            <text:p>25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2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1" table:formula="of:=[.G113]/[.F113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59" office:value-type="float" office:value="72" calcext:value-type="float">
            <text:p>72</text:p>
          </table:table-cell>
          <table:table-cell table:style-name="ce64" table:formula="of:=([.G113]/2.5)*0.7457" office:value-type="float" office:value="343.022" calcext:value-type="float">
            <text:p>343</text:p>
          </table:table-cell>
          <table:table-cell table:style-name="ce73" table:formula="of:=MIN(([.F113]*[.N113])*[.M113]*[.O113];[.K113])" office:value-type="float" office:value="251.441182933409" calcext:value-type="float">
            <text:p>251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1" table:formula="of:=[.G114]/[.F114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59" office:value-type="float" office:value="136" calcext:value-type="float">
            <text:p>136</text:p>
          </table:table-cell>
          <table:table-cell table:style-name="ce64" table:formula="of:=([.G114]/2.5)*0.7457" office:value-type="float" office:value="432.506" calcext:value-type="float">
            <text:p>433</text:p>
          </table:table-cell>
          <table:table-cell table:style-name="ce73" table:formula="of:=MIN(([.F114]*[.N114])*[.M114]*[.O114];[.K114])" office:value-type="float" office:value="259.448766908244" calcext:value-type="float">
            <text:p>25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2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3" office:value-type="string" calcext:value-type="string">
            <text:p>4-4-0</text:p>
          </table:table-cell>
          <table:table-cell table:style-name="ce5"/>
          <table:table-cell table:style-name="ce19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40" table:formula="of:=[.G115]/[.F115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51" office:value-type="float" office:value="79" calcext:value-type="float">
            <text:p>79</text:p>
          </table:table-cell>
          <table:table-cell table:style-name="ce63" table:formula="of:=([.G115]/2.5)*0.7457" office:value-type="float" office:value="542.8696" calcext:value-type="float">
            <text:p>543</text:p>
          </table:table-cell>
          <table:table-cell table:style-name="ce69" office:value-type="float" office:value="300" calcext:value-type="float">
            <text:p>30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6.28736" calcext:value-type="float">
            <text:p>36.29</text:p>
          </table:table-cell>
          <table:table-cell table:style-name="ce82" table:formula="of:=([.L115]/[.M115])/([.F115]*[.N115])" office:value-type="percentage" office:value="0.0485120343796095" calcext:value-type="percentage">
            <text:p>4.8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1" table:formula="of:=[.G116]/[.F11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0" office:value-type="float" office:value="70" calcext:value-type="float">
            <text:p>70</text:p>
          </table:table-cell>
          <table:table-cell table:style-name="ce64" table:formula="of:=([.G116]/2.5)*0.7457" office:value-type="float" office:value="739.7344" calcext:value-type="float">
            <text:p>740</text:p>
          </table:table-cell>
          <table:table-cell table:style-name="ce73" table:formula="of:=MIN(([.F116]*[.N116])*[.M116]*[.O116];[.K116])" office:value-type="float" office:value="375.422309802268" calcext:value-type="float">
            <text:p>37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1" table:formula="of:=[.G117]/[.F11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64" table:formula="of:=([.G117]/2.5)*0.7457" office:value-type="float" office:value="639.8106" calcext:value-type="float">
            <text:p>640</text:p>
          </table:table-cell>
          <table:table-cell table:style-name="ce73" table:formula="of:=MIN(([.F117]*[.N117])*[.M117]*[.O117];[.K117])" office:value-type="float" office:value="373.552985734358" calcext:value-type="float">
            <text:p>37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1" table:formula="of:=[.G118]/[.F11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64" table:formula="of:=([.G118]/2.5)*0.7457" office:value-type="float" office:value="355.84804" calcext:value-type="float">
            <text:p>356</text:p>
          </table:table-cell>
          <table:table-cell table:style-name="ce73" table:formula="of:=MIN(([.F118]*[.N118])*[.M118]*[.O118];[.K118])" office:value-type="float" office:value="243.321229630896" calcext:value-type="float">
            <text:p>24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41" table:formula="of:=[.G119]/[.F119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64" table:formula="of:=([.G119]/2.5)*0.7457" office:value-type="float" office:value="393.7296" calcext:value-type="float">
            <text:p>394</text:p>
          </table:table-cell>
          <table:table-cell table:style-name="ce73" table:formula="of:=MIN(([.F119]*[.N119])*[.M119]*[.O119];[.K119])" office:value-type="float" office:value="376.238304744713" calcext:value-type="float">
            <text:p>37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87" calcext:value-type="percentage">
            <text:p>4.87%</text:p>
          </table:table-cell>
          <table:table-cell table:style-name="ce2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000" calcext:value-type="float">
            <text:p>1000</text:p>
          </table:table-cell>
          <table:table-cell table:style-name="ce41" table:formula="of:=[.G120]/[.F12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64" table:formula="of:=([.G120]/2.5)*0.7457" office:value-type="float" office:value="298.28" calcext:value-type="float">
            <text:p>298</text:p>
          </table:table-cell>
          <table:table-cell table:style-name="ce73" table:formula="of:=MIN(([.F120]*[.N120])*[.M120]*[.O120];[.K120])" office:value-type="float" office:value="191.298629978429" calcext:value-type="float">
            <text:p>19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en.wikipedia.org/wiki/Midland_Railway_Johnson_0-6-0</text:p>
          </table:table-cell>
          <table:table-cell table:style-name="ce2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45" calcext:value-type="float">
            <text:p>2145</text:p>
          </table:table-cell>
          <table:table-cell table:style-name="ce41" table:formula="of:=[.G121]/[.F12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64" table:formula="of:=([.G121]/2.5)*0.7457" office:value-type="float" office:value="639.8106" calcext:value-type="float">
            <text:p>640</text:p>
          </table:table-cell>
          <table:table-cell table:style-name="ce73" table:formula="of:=MIN(([.F121]*[.N121])*[.M121]*[.O121];[.K121])" office:value-type="float" office:value="381.335339603824" calcext:value-type="float">
            <text:p>381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w.htm</text:p>
          </table:table-cell>
          <table:table-cell table:style-name="ce2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20" calcext:value-type="float">
            <text:p>1820</text:p>
          </table:table-cell>
          <table:table-cell table:style-name="ce41" table:formula="of:=[.G122]/[.F12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64" table:formula="of:=([.G122]/2.5)*0.7457" office:value-type="float" office:value="542.8696" calcext:value-type="float">
            <text:p>543</text:p>
          </table:table-cell>
          <table:table-cell table:style-name="ce73" table:formula="of:=MIN(([.F122]*[.N122])*[.M122]*[.O122];[.K122])" office:value-type="float" office:value="305.830942362267" calcext:value-type="float">
            <text:p>306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w.htm</text:p>
          </table:table-cell>
          <table:table-cell table:style-name="ce25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3" office:value-type="string" calcext:value-type="string">
            <text:p>4-4-0</text:p>
          </table:table-cell>
          <table:table-cell table:style-name="ce5"/>
          <table:table-cell table:style-name="ce19" office:value-type="float" office:value="140" calcext:value-type="float">
            <text:p>14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000" calcext:value-type="float">
            <text:p>2000</text:p>
          </table:table-cell>
          <table:table-cell table:style-name="ce40" table:formula="of:=[.G123]/[.F123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51" office:value-type="float" office:value="81" calcext:value-type="float">
            <text:p>81</text:p>
          </table:table-cell>
          <table:table-cell table:style-name="ce63" table:formula="of:=([.G123]/2.5)*0.7457" office:value-type="float" office:value="596.56" calcext:value-type="float">
            <text:p>597</text:p>
          </table:table-cell>
          <table:table-cell table:style-name="ce69" office:value-type="float" office:value="290" calcext:value-type="float">
            <text:p>29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2.74027056" calcext:value-type="float">
            <text:p>32.74</text:p>
          </table:table-cell>
          <table:table-cell table:style-name="ce82" table:formula="of:=([.L123]/[.M123])/([.F123]*[.N123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24"/>
          <table:table-cell table:style-name="ce5" table:number-columns-repeated="1003"/>
          <table:table-cell table:style-name="ce107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5" office:value-type="string" calcext:value-type="string">
            <text:p>0-6-2T</text:p>
          </table:table-cell>
          <table:table-cell table:style-name="ce7"/>
          <table:table-cell table:style-name="ce21" office:value-type="float" office:value="92" calcext:value-type="float">
            <text:p>9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11" calcext:value-type="float">
            <text:p>1211</text:p>
          </table:table-cell>
          <table:table-cell table:style-name="ce41" table:formula="of:=[.G124]/[.F12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94" calcext:value-type="float">
            <text:p>94</text:p>
          </table:table-cell>
          <table:table-cell table:style-name="ce64" table:formula="of:=([.G124]/2.5)*0.7457" office:value-type="float" office:value="361.21708" calcext:value-type="float">
            <text:p>361</text:p>
          </table:table-cell>
          <table:table-cell table:style-name="ce73" table:formula="of:=MIN(([.F124]*[.N124])*[.M124]*[.O124];[.K124])" office:value-type="float" office:value="245.845308776444" calcext:value-type="float">
            <text:p>24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5" office:value-type="string" calcext:value-type="string">
            <text:p>4-4-2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370" calcext:value-type="float">
            <text:p>2370</text:p>
          </table:table-cell>
          <table:table-cell table:style-name="ce41" table:formula="of:=[.G125]/[.F125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85" calcext:value-type="float">
            <text:p>85</text:p>
          </table:table-cell>
          <table:table-cell table:style-name="ce64" table:formula="of:=([.G125]/2.5)*0.7457" office:value-type="float" office:value="706.9236" calcext:value-type="float">
            <text:p>707</text:p>
          </table:table-cell>
          <table:table-cell table:style-name="ce73" table:formula="of:=MIN(([.F125]*[.N125])*[.M125]*[.O125];[.K125])" office:value-type="float" office:value="377.019851546107" calcext:value-type="float">
            <text:p>3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3" calcext:value-type="float">
            <text:p>14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40" calcext:value-type="float">
            <text:p>2040</text:p>
          </table:table-cell>
          <table:table-cell table:style-name="ce41" table:formula="of:=[.G126]/[.F126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82.8" calcext:value-type="float">
            <text:p>82.8</text:p>
          </table:table-cell>
          <table:table-cell table:style-name="ce64" table:formula="of:=([.G126]/2.5)*0.7457" office:value-type="float" office:value="608.4912" calcext:value-type="float">
            <text:p>608</text:p>
          </table:table-cell>
          <table:table-cell table:style-name="ce73" table:formula="of:=MIN(([.F126]*[.N126])*[.M126]*[.O126];[.K126])" office:value-type="float" office:value="337.996423666965" calcext:value-type="float">
            <text:p>33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5" office:value-type="string" calcext:value-type="string">
            <text:p>4-4-2T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00" calcext:value-type="float">
            <text:p>2000</text:p>
          </table:table-cell>
          <table:table-cell table:style-name="ce41" table:formula="of:=[.G127]/[.F127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68" calcext:value-type="float">
            <text:p>68</text:p>
          </table:table-cell>
          <table:table-cell table:style-name="ce64" table:formula="of:=([.G127]/2.5)*0.7457" office:value-type="float" office:value="596.56" calcext:value-type="float">
            <text:p>597</text:p>
          </table:table-cell>
          <table:table-cell table:style-name="ce73" table:formula="of:=MIN(([.F127]*[.N127])*[.M127]*[.O127];[.K127])" office:value-type="float" office:value="289.339177842373" calcext:value-type="float">
            <text:p>28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1" table:formula="of:=[.G128]/[.F128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24" calcext:value-type="float">
            <text:p>124</text:p>
          </table:table-cell>
          <table:table-cell table:style-name="ce64" table:formula="of:=([.G128]/2.5)*0.7457" office:value-type="float" office:value="639.8106" calcext:value-type="float">
            <text:p>640</text:p>
          </table:table-cell>
          <table:table-cell table:style-name="ce73" table:formula="of:=MIN(([.F128]*[.N128])*[.M128]*[.O128];[.K128])" office:value-type="float" office:value="397.223570910757" calcext:value-type="float">
            <text:p>397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5" office:value-type="string" calcext:value-type="string">
            <text:p>0-6-4T</text:p>
          </table:table-cell>
          <table:table-cell table:style-name="ce7"/>
          <table:table-cell table:style-name="ce21" office:value-type="float" office:value="85" calcext:value-type="float">
            <text:p>8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31" calcext:value-type="float">
            <text:p>1331</text:p>
          </table:table-cell>
          <table:table-cell table:style-name="ce41" table:formula="of:=[.G129]/[.F12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83" calcext:value-type="float">
            <text:p>83</text:p>
          </table:table-cell>
          <table:table-cell table:style-name="ce64" table:formula="of:=([.G129]/2.5)*0.7457" office:value-type="float" office:value="397.01068" calcext:value-type="float">
            <text:p>397</text:p>
          </table:table-cell>
          <table:table-cell table:style-name="ce73" table:formula="of:=MIN(([.F129]*[.N129])*[.M129]*[.O129];[.K129])" office:value-type="float" office:value="270.607853656985" calcext:value-type="float">
            <text:p>27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90" calcext:value-type="float">
            <text:p>1290</text:p>
          </table:table-cell>
          <table:table-cell table:style-name="ce41" table:formula="of:=[.G130]/[.F13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67" calcext:value-type="float">
            <text:p>67</text:p>
          </table:table-cell>
          <table:table-cell table:style-name="ce64" table:formula="of:=([.G130]/2.5)*0.7457" office:value-type="float" office:value="384.7812" calcext:value-type="float">
            <text:p>385</text:p>
          </table:table-cell>
          <table:table-cell table:style-name="ce73" table:formula="of:=MIN(([.F130]*[.N130])*[.M130]*[.O130];[.K130])" office:value-type="float" office:value="243.315914307674" calcext:value-type="float">
            <text:p>24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5" office:value-type="string" calcext:value-type="string">
            <text:p>4-4-2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246" calcext:value-type="float">
            <text:p>1246</text:p>
          </table:table-cell>
          <table:table-cell table:style-name="ce41" table:formula="of:=[.G131]/[.F131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55" office:value-type="float" office:value="98" calcext:value-type="float">
            <text:p>98</text:p>
          </table:table-cell>
          <table:table-cell table:style-name="ce64" table:formula="of:=([.G131]/2.5)*0.7457" office:value-type="float" office:value="371.65688" calcext:value-type="float">
            <text:p>372</text:p>
          </table:table-cell>
          <table:table-cell table:style-name="ce73" table:formula="of:=MIN(([.F131]*[.N131])*[.M131]*[.O131];[.K131])" office:value-type="float" office:value="292.1457683556" calcext:value-type="float">
            <text:p>29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50" calcext:value-type="float">
            <text:p>1450</text:p>
          </table:table-cell>
          <table:table-cell table:style-name="ce41" table:formula="of:=[.G132]/[.F132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73" calcext:value-type="float">
            <text:p>73</text:p>
          </table:table-cell>
          <table:table-cell table:style-name="ce64" table:formula="of:=([.G132]/2.5)*0.7457" office:value-type="float" office:value="432.506" calcext:value-type="float">
            <text:p>433</text:p>
          </table:table-cell>
          <table:table-cell table:style-name="ce73" table:formula="of:=MIN(([.F132]*[.N132])*[.M132]*[.O132];[.K132])" office:value-type="float" office:value="276.187397031356" calcext:value-type="float">
            <text:p>27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87" calcext:value-type="float">
            <text:p>8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00" calcext:value-type="float">
            <text:p>1300</text:p>
          </table:table-cell>
          <table:table-cell table:style-name="ce41" table:formula="of:=[.G133]/[.F133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55" office:value-type="float" office:value="85" calcext:value-type="float">
            <text:p>85</text:p>
          </table:table-cell>
          <table:table-cell table:style-name="ce64" table:formula="of:=([.G133]/2.5)*0.7457" office:value-type="float" office:value="387.764" calcext:value-type="float">
            <text:p>388</text:p>
          </table:table-cell>
          <table:table-cell table:style-name="ce73" table:formula="of:=MIN(([.F133]*[.N133])*[.M133]*[.O133];[.K133])" office:value-type="float" office:value="246.854940434664" calcext:value-type="float">
            <text:p>24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5" office:value-type="string" calcext:value-type="string">
            <text:p>0-4-0+0-4-0</text:p>
          </table:table-cell>
          <table:table-cell table:style-name="ce7"/>
          <table:table-cell table:style-name="ce21" office:value-type="float" office:value="60" calcext:value-type="float">
            <text:p>60</text:p>
          </table:table-cell>
          <table:table-cell table:style-name="ce34" office:value-type="float" office:value="14.8" calcext:value-type="float">
            <text:p>14.8</text:p>
          </table:table-cell>
          <table:table-cell table:style-name="ce34" office:value-type="float" office:value="628" calcext:value-type="float">
            <text:p>628</text:p>
          </table:table-cell>
          <table:table-cell table:style-name="ce41" table:formula="of:=[.G134]/[.F134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55" office:value-type="float" office:value="72" calcext:value-type="float">
            <text:p>72</text:p>
          </table:table-cell>
          <table:table-cell table:style-name="ce64" table:formula="of:=([.G134]/2.5)*0.7457" office:value-type="float" office:value="187.31984" calcext:value-type="float">
            <text:p>187</text:p>
          </table:table-cell>
          <table:table-cell table:style-name="ce73" table:formula="of:=MIN(([.F134]*[.N134])*[.M134]*[.O134];[.K134])" office:value-type="float" office:value="112.069114062363" calcext:value-type="float">
            <text:p>11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285" calcext:value-type="percentage">
            <text:p>2.85%</text:p>
          </table:table-cell>
          <table:table-cell table:style-name="ce2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en.wikipedia.org/wiki/TGR_K_class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5" office:value-type="string" calcext:value-type="string">
            <text:p>4-4-2</text:p>
          </table:table-cell>
          <table:table-cell table:style-name="ce7"/>
          <table:table-cell table:style-name="ce21" office:value-type="float" office:value="150" calcext:value-type="float">
            <text:p>15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33" calcext:value-type="float">
            <text:p>2533</text:p>
          </table:table-cell>
          <table:table-cell table:style-name="ce41" table:formula="of:=[.G135]/[.F135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55" office:value-type="float" office:value="77" calcext:value-type="float">
            <text:p>77</text:p>
          </table:table-cell>
          <table:table-cell table:style-name="ce64" table:formula="of:=([.G135]/2.5)*0.7457" office:value-type="float" office:value="755.54324" calcext:value-type="float">
            <text:p>756</text:p>
          </table:table-cell>
          <table:table-cell table:style-name="ce73" table:formula="of:=MIN(([.F135]*[.N135])*[.M135]*[.O135];[.K135])" office:value-type="float" office:value="398.38697236996" calcext:value-type="float">
            <text:p>39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3.81358" calcext:value-type="float">
            <text:p>23.81</text:p>
          </table:table-cell>
          <table:table-cell table:style-name="ce83" office:value-type="percentage" office:value="0.0665" calcext:value-type="percentage">
            <text:p>6.65%</text:p>
          </table:table-cell>
          <table:table-cell table:style-name="ce21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99" office:value-type="string" calcext:value-type="string">
            <text:p>http://www.lner.info/locos/C/c1.php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1" table:formula="of:=[.G136]/[.F136]" office:value-type="float" office:value="58.8095238095238" calcext:value-type="float">
            <text:p>58.81</text:p>
          </table:table-cell>
          <table:table-cell table:style-name="ce35" office:value-type="float" office:value="175" calcext:value-type="float">
            <text:p>175</text:p>
          </table:table-cell>
          <table:table-cell table:style-name="ce55" office:value-type="float" office:value="78" calcext:value-type="float">
            <text:p>78</text:p>
          </table:table-cell>
          <table:table-cell table:style-name="ce64" table:formula="of:=([.G136]/2.5)*0.7457" office:value-type="float" office:value="368.3758" calcext:value-type="float">
            <text:p>368</text:p>
          </table:table-cell>
          <table:table-cell table:style-name="ce73" table:formula="of:=MIN(([.F136]*[.N136])*[.M136]*[.O136];[.K136])" office:value-type="float" office:value="277.30330570623" calcext:value-type="float">
            <text:p>2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40" calcext:value-type="float">
            <text:p>1840</text:p>
          </table:table-cell>
          <table:table-cell table:style-name="ce41" table:formula="of:=[.G137]/[.F137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24" calcext:value-type="float">
            <text:p>124</text:p>
          </table:table-cell>
          <table:table-cell table:style-name="ce64" table:formula="of:=([.G137]/2.5)*0.7457" office:value-type="float" office:value="548.8352" calcext:value-type="float">
            <text:p>549</text:p>
          </table:table-cell>
          <table:table-cell table:style-name="ce73" table:formula="of:=MIN(([.F137]*[.N137])*[.M137]*[.O137];[.K137])" office:value-type="float" office:value="413.6102852256" calcext:value-type="float">
            <text:p>41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40" calcext:value-type="float">
            <text:p>1540</text:p>
          </table:table-cell>
          <table:table-cell table:style-name="ce41" table:formula="of:=[.G138]/[.F13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92" calcext:value-type="float">
            <text:p>92</text:p>
          </table:table-cell>
          <table:table-cell table:style-name="ce64" table:formula="of:=([.G138]/2.5)*0.7457" office:value-type="float" office:value="459.3512" calcext:value-type="float">
            <text:p>459</text:p>
          </table:table-cell>
          <table:table-cell table:style-name="ce73" table:formula="of:=MIN(([.F138]*[.N138])*[.M138]*[.O138];[.K138])" office:value-type="float" office:value="323.115463643098" calcext:value-type="float">
            <text:p>32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7.2155" calcext:value-type="float">
            <text:p>27.22</text:p>
          </table:table-cell>
          <table:table-cell table:style-name="ce83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5" office:value-type="string" calcext:value-type="string">
            <text:p>0-4-4-0T</text:p>
          </table:table-cell>
          <table:table-cell table:style-name="ce7"/>
          <table:table-cell table:style-name="ce21" office:value-type="float" office:value="60" calcext:value-type="float">
            <text:p>60</text:p>
          </table:table-cell>
          <table:table-cell table:style-name="ce36" office:value-type="float" office:value="11.2" calcext:value-type="float">
            <text:p>11.2</text:p>
          </table:table-cell>
          <table:table-cell table:style-name="ce36" office:value-type="float" office:value="713" calcext:value-type="float">
            <text:p>713</text:p>
          </table:table-cell>
          <table:table-cell table:style-name="ce41" table:formula="of:=[.G139]/[.F139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2" office:value-type="float" office:value="41" calcext:value-type="float">
            <text:p>41</text:p>
          </table:table-cell>
          <table:table-cell table:style-name="ce64" table:formula="of:=([.G139]/2.5)*0.7457" office:value-type="float" office:value="212.67364" calcext:value-type="float">
            <text:p>213</text:p>
          </table:table-cell>
          <table:table-cell table:style-name="ce73" table:formula="of:=MIN(([.F139]*[.N139])*[.M139]*[.O139];[.K139])" office:value-type="float" office:value="95.3175965952" calcext:value-type="float">
            <text:p>95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35" office:value-type="float" office:value="100" calcext:value-type="float">
            <text:p>100</text:p>
          </table:table-cell>
          <table:table-cell table:style-name="ce99" office:value-type="string" calcext:value-type="string">
            <text:p>http://www.festipedia.org.uk/wiki/Earl_Of_Merioneth_II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5" office:value-type="string" calcext:value-type="string">
            <text:p>0-4-4T</text:p>
          </table:table-cell>
          <table:table-cell table:style-name="ce7"/>
          <table:table-cell table:style-name="ce21" office:value-type="float" office:value="60" calcext:value-type="float">
            <text:p>60</text:p>
          </table:table-cell>
          <table:table-cell table:style-name="ce25" office:value-type="float" office:value="5.44" calcext:value-type="float">
            <text:p>5.44</text:p>
          </table:table-cell>
          <table:table-cell table:style-name="ce25" table:formula="of:=[.G129]/2" office:value-type="float" office:value="665.5" calcext:value-type="float">
            <text:p>665.5</text:p>
          </table:table-cell>
          <table:table-cell table:style-name="ce41" table:formula="of:=[.G140]/[.F140]" office:value-type="float" office:value="122.334558823529" calcext:value-type="float">
            <text:p>122.33</text:p>
          </table:table-cell>
          <table:table-cell table:style-name="ce35" office:value-type="float" office:value="160" calcext:value-type="float">
            <text:p>160</text:p>
          </table:table-cell>
          <table:table-cell table:style-name="ce57" office:value-type="float" office:value="20" calcext:value-type="float">
            <text:p>20</text:p>
          </table:table-cell>
          <table:table-cell table:style-name="ce64" table:formula="of:=([.G140]/2.5)*0.7457" office:value-type="float" office:value="198.50534" calcext:value-type="float">
            <text:p>199</text:p>
          </table:table-cell>
          <table:table-cell table:style-name="ce73" table:formula="of:=MIN(([.F140]*[.N140])*[.M140]*[.O140];[.K140])" office:value-type="float" office:value="46.29711834624" calcext:value-type="float">
            <text:p>46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50" calcext:value-type="float">
            <text:p>50</text:p>
          </table:table-cell>
          <table:table-cell table:style-name="ce99" office:value-type="string" calcext:value-type="string">
            <text:p>http://www.festipedia.org.uk/wiki/Taliesin_III 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5" office:value-type="string" calcext:value-type="string">
            <text:p>4-6-2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586" calcext:value-type="float">
            <text:p>1586</text:p>
          </table:table-cell>
          <table:table-cell table:style-name="ce41" table:formula="of:=[.G141]/[.F14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57" office:value-type="float" office:value="84" calcext:value-type="float">
            <text:p>84</text:p>
          </table:table-cell>
          <table:table-cell table:style-name="ce64" table:formula="of:=([.G141]/2.5)*0.7457" office:value-type="float" office:value="473.07208" calcext:value-type="float">
            <text:p>473</text:p>
          </table:table-cell>
          <table:table-cell table:style-name="ce73" table:formula="of:=MIN(([.F141]*[.N141])*[.M141]*[.O141];[.K141])" office:value-type="float" office:value="340.329532233694" calcext:value-type="float">
            <text:p>34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57" calcext:value-type="float">
            <text:p>357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5" office:value-type="string" calcext:value-type="string">
            <text:p>4-6-2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37" office:value-type="float" office:value="23.9" calcext:value-type="float">
            <text:p>23.9</text:p>
          </table:table-cell>
          <table:table-cell table:style-name="ce37" office:value-type="float" office:value="1333.5" calcext:value-type="float">
            <text:p>1333.5</text:p>
          </table:table-cell>
          <table:table-cell table:style-name="ce41" table:formula="of:=[.G142]/[.F14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02" calcext:value-type="float">
            <text:p>102</text:p>
          </table:table-cell>
          <table:table-cell table:style-name="ce64" table:formula="of:=([.G142]/2.5)*0.7457" office:value-type="float" office:value="397.75638" calcext:value-type="float">
            <text:p>398</text:p>
          </table:table-cell>
          <table:table-cell table:style-name="ce73" table:formula="of:=MIN(([.F142]*[.N142])*[.M142]*[.O142];[.K142])" office:value-type="float" office:value="324.870151991543" calcext:value-type="float">
            <text:p>32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35" office:value-type="float" office:value="350" calcext:value-type="float">
            <text:p>350</text:p>
          </table:table-cell>
          <table:table-cell table:style-name="ce99" office:value-type="string" calcext:value-type="string">
            <text:p>http://www.lnwrs.org.uk/PassLocos/PassLoco.php?loco=15a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5" office:value-type="string" calcext:value-type="string">
            <text:p>4-4-2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50" calcext:value-type="float">
            <text:p>2050</text:p>
          </table:table-cell>
          <table:table-cell table:style-name="ce41" table:formula="of:=[.G143]/[.F143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57" office:value-type="float" office:value="92" calcext:value-type="float">
            <text:p>92</text:p>
          </table:table-cell>
          <table:table-cell table:style-name="ce64" table:formula="of:=([.G143]/2.5)*0.7457" office:value-type="float" office:value="611.474" calcext:value-type="float">
            <text:p>611</text:p>
          </table:table-cell>
          <table:table-cell table:style-name="ce73" table:formula="of:=MIN(([.F143]*[.N143])*[.M143]*[.O143];[.K143])" office:value-type="float" office:value="399.585128677839" calcext:value-type="float">
            <text:p>40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3.81358" calcext:value-type="float">
            <text:p>23.81</text:p>
          </table:table-cell>
          <table:table-cell table:style-name="ce8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460" calcext:value-type="float">
            <text:p>46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575" calcext:value-type="float">
            <text:p>1575</text:p>
          </table:table-cell>
          <table:table-cell table:style-name="ce41" table:formula="of:=[.G144]/[.F144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97" calcext:value-type="float">
            <text:p>97</text:p>
          </table:table-cell>
          <table:table-cell table:style-name="ce64" table:formula="of:=([.G144]/2.5)*0.7457" office:value-type="float" office:value="469.791" calcext:value-type="float">
            <text:p>470</text:p>
          </table:table-cell>
          <table:table-cell table:style-name="ce73" table:formula="of:=MIN(([.F144]*[.N144])*[.M144]*[.O144];[.K144])" office:value-type="float" office:value="375.459119519868" calcext:value-type="float">
            <text:p>37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00" calcext:value-type="float">
            <text:p>300</text:p>
          </table:table-cell>
          <table:table-cell table:style-name="ce99" office:value-type="string" calcext:value-type="string">
            <text:p>http://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5" office:value-type="string" calcext:value-type="string">
            <text:p>0-6-0T</text:p>
          </table:table-cell>
          <table:table-cell table:style-name="ce7"/>
          <table:table-cell table:style-name="ce21" office:value-type="float" office:value="100" calcext:value-type="float">
            <text:p>10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89" calcext:value-type="float">
            <text:p>489</text:p>
          </table:table-cell>
          <table:table-cell table:style-name="ce41" table:formula="of:=[.G145]/[.F145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57" office:value-type="float" office:value="48" calcext:value-type="float">
            <text:p>48</text:p>
          </table:table-cell>
          <table:table-cell table:style-name="ce64" table:formula="of:=([.G145]/2.5)*0.7457" office:value-type="float" office:value="145.85892" calcext:value-type="float">
            <text:p>146</text:p>
          </table:table-cell>
          <table:table-cell table:style-name="ce73" table:formula="of:=MIN(([.F145]*[.N145])*[.M145]*[.O145];[.K145])" office:value-type="float" office:value="119.815479845977" calcext:value-type="float">
            <text:p>1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" calcext:value-type="float">
            <text:p>31.75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95" calcext:value-type="float">
            <text:p>9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160" calcext:value-type="float">
            <text:p>1160</text:p>
          </table:table-cell>
          <table:table-cell table:style-name="ce41" table:formula="of:=[.G146]/[.F146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09" calcext:value-type="float">
            <text:p>109</text:p>
          </table:table-cell>
          <table:table-cell table:style-name="ce64" table:formula="of:=([.G146]/2.5)*0.7457" office:value-type="float" office:value="346.0048" calcext:value-type="float">
            <text:p>346</text:p>
          </table:table-cell>
          <table:table-cell table:style-name="ce73" table:formula="of:=MIN(([.F146]*[.N146])*[.M146]*[.O146];[.K146])" office:value-type="float" office:value="289.71122028597" calcext:value-type="float">
            <text:p>29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255" calcext:value-type="float">
            <text:p>255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5" office:value-type="string" calcext:value-type="string">
            <text:p>0-8-0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770" calcext:value-type="float">
            <text:p>1770</text:p>
          </table:table-cell>
          <table:table-cell table:style-name="ce41" table:formula="of:=[.G147]/[.F14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114" calcext:value-type="float">
            <text:p>114</text:p>
          </table:table-cell>
          <table:table-cell table:style-name="ce64" table:formula="of:=([.G147]/2.5)*0.7457" office:value-type="float" office:value="527.9556" calcext:value-type="float">
            <text:p>528</text:p>
          </table:table-cell>
          <table:table-cell table:style-name="ce73" table:formula="of:=MIN(([.F147]*[.N147])*[.M147]*[.O147];[.K147])" office:value-type="float" office:value="332.072356697532" calcext:value-type="float">
            <text:p>33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80" calcext:value-type="float">
            <text:p>380</text:p>
          </table:table-cell>
          <table:table-cell table:style-name="ce99" office:value-type="string" calcext:value-type="string">
            <text:p>http://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294" calcext:value-type="float">
            <text:p>1294</text:p>
          </table:table-cell>
          <table:table-cell table:style-name="ce41" table:formula="of:=[.G148]/[.F148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57" office:value-type="float" office:value="118" calcext:value-type="float">
            <text:p>118</text:p>
          </table:table-cell>
          <table:table-cell table:style-name="ce64" table:formula="of:=([.G148]/2.5)*0.7457" office:value-type="float" office:value="385.97432" calcext:value-type="float">
            <text:p>386</text:p>
          </table:table-cell>
          <table:table-cell table:style-name="ce73" table:formula="of:=MIN(([.F148]*[.N148])*[.M148]*[.O148];[.K148])" office:value-type="float" office:value="344.89430986425" calcext:value-type="float">
            <text:p>34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279" calcext:value-type="float">
            <text:p>279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815" calcext:value-type="float">
            <text:p>1815</text:p>
          </table:table-cell>
          <table:table-cell table:style-name="ce41" table:formula="of:=[.G149]/[.F149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20" calcext:value-type="float">
            <text:p>120</text:p>
          </table:table-cell>
          <table:table-cell table:style-name="ce64" table:formula="of:=([.G149]/2.5)*0.7457" office:value-type="float" office:value="541.3782" calcext:value-type="float">
            <text:p>541</text:p>
          </table:table-cell>
          <table:table-cell table:style-name="ce73" table:formula="of:=MIN(([.F149]*[.N149])*[.M149]*[.O149];[.K149])" office:value-type="float" office:value="440.247442591425" calcext:value-type="float">
            <text:p>44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415" calcext:value-type="float">
            <text:p>415</text:p>
          </table:table-cell>
          <table:table-cell table:style-name="ce99" office:value-type="string" calcext:value-type="string">
            <text:p>http://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5" office:value-type="string" calcext:value-type="string">
            <text:p>4-6-4T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687" calcext:value-type="float">
            <text:p>1687</text:p>
          </table:table-cell>
          <table:table-cell table:style-name="ce41" table:formula="of:=[.G150]/[.F150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57" office:value-type="float" office:value="108" calcext:value-type="float">
            <text:p>108</text:p>
          </table:table-cell>
          <table:table-cell table:style-name="ce64" table:formula="of:=([.G150]/2.5)*0.7457" office:value-type="float" office:value="503.19836" calcext:value-type="float">
            <text:p>503</text:p>
          </table:table-cell>
          <table:table-cell table:style-name="ce73" table:formula="of:=MIN(([.F150]*[.N150])*[.M150]*[.O150];[.K150])" office:value-type="float" office:value="375.224721231724" calcext:value-type="float">
            <text:p>37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83" calcext:value-type="float">
            <text:p>383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5" office:value-type="string" calcext:value-type="string">
            <text:p>0-6-4T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37" office:value-type="float" office:value="21.4" calcext:value-type="float">
            <text:p>21.4</text:p>
          </table:table-cell>
          <table:table-cell table:style-name="ce37" office:value-type="float" office:value="1180" calcext:value-type="float">
            <text:p>1180</text:p>
          </table:table-cell>
          <table:table-cell table:style-name="ce41" table:formula="of:=[.G151]/[.F15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91" calcext:value-type="float">
            <text:p>91</text:p>
          </table:table-cell>
          <table:table-cell table:style-name="ce64" table:formula="of:=([.G151]/2.5)*0.7457" office:value-type="float" office:value="351.9704" calcext:value-type="float">
            <text:p>352</text:p>
          </table:table-cell>
          <table:table-cell table:style-name="ce73" table:formula="of:=MIN(([.F151]*[.N151])*[.M151]*[.O151];[.K151])" office:value-type="float" office:value="329.767111687194" calcext:value-type="float">
            <text:p>33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197" calcext:value-type="float">
            <text:p>197</text:p>
          </table:table-cell>
          <table:table-cell table:style-name="ce99" office:value-type="string" calcext:value-type="string">
            <text:p>http://en.wikipedia.org/wiki/Metropolitan_Railway_G_Class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880" calcext:value-type="float">
            <text:p>1880</text:p>
          </table:table-cell>
          <table:table-cell table:style-name="ce41" table:formula="of:=[.G152]/[.F15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119" calcext:value-type="float">
            <text:p>119</text:p>
          </table:table-cell>
          <table:table-cell table:style-name="ce64" table:formula="of:=([.G152]/2.5)*0.7457" office:value-type="float" office:value="560.7664" calcext:value-type="float">
            <text:p>561</text:p>
          </table:table-cell>
          <table:table-cell table:style-name="ce73" table:formula="of:=MIN(([.F152]*[.N152])*[.M152]*[.O152];[.K152])" office:value-type="float" office:value="419.959542011175" calcext:value-type="float">
            <text:p>4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10" calcext:value-type="float">
            <text:p>310</text:p>
          </table:table-cell>
          <table:table-cell table:style-name="ce99" office:value-type="string" calcext:value-type="string">
            <text:p>http://orion.math.iastate.edu/jdhsmith/term/slgbls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5" office:value-type="string" calcext:value-type="string">
            <text:p>0-6-4T</text:p>
          </table:table-cell>
          <table:table-cell table:style-name="ce7"/>
          <table:table-cell table:style-name="ce21" office:value-type="float" office:value="85" calcext:value-type="float">
            <text:p>85</text:p>
          </table:table-cell>
          <table:table-cell table:style-name="ce37" office:value-type="float" office:value="21.1" calcext:value-type="float">
            <text:p>21.1</text:p>
          </table:table-cell>
          <table:table-cell table:style-name="ce37" office:value-type="float" office:value="1167.25" calcext:value-type="float">
            <text:p>1167.25</text:p>
          </table:table-cell>
          <table:table-cell table:style-name="ce41" table:formula="of:=[.G153]/[.F153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88" calcext:value-type="float">
            <text:p>88</text:p>
          </table:table-cell>
          <table:table-cell table:style-name="ce64" table:formula="of:=([.G153]/2.5)*0.7457" office:value-type="float" office:value="348.16733" calcext:value-type="float">
            <text:p>348</text:p>
          </table:table-cell>
          <table:table-cell table:style-name="ce73" table:formula="of:=MIN(([.F153]*[.N153])*[.M153]*[.O153];[.K153])" office:value-type="float" office:value="294.08732044113" calcext:value-type="float">
            <text:p>29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252.75" calcext:value-type="float">
            <text:p>252.75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5" office:value-type="string" calcext:value-type="string">
            <text:p>4-4-4T</text:p>
          </table:table-cell>
          <table:table-cell table:style-name="ce7"/>
          <table:table-cell table:style-name="ce21" office:value-type="float" office:value="121" calcext:value-type="float">
            <text:p>121</text:p>
          </table:table-cell>
          <table:table-cell table:style-name="ce37" office:value-type="float" office:value="21.4" calcext:value-type="float">
            <text:p>21.4</text:p>
          </table:table-cell>
          <table:table-cell table:style-name="ce37" office:value-type="float" office:value="1180" calcext:value-type="float">
            <text:p>1180</text:p>
          </table:table-cell>
          <table:table-cell table:style-name="ce41" table:formula="of:=[.G154]/[.F15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82" calcext:value-type="float">
            <text:p>82</text:p>
          </table:table-cell>
          <table:table-cell table:style-name="ce64" table:formula="of:=([.G154]/2.5)*0.7457" office:value-type="float" office:value="351.9704" calcext:value-type="float">
            <text:p>352</text:p>
          </table:table-cell>
          <table:table-cell table:style-name="ce73" table:formula="of:=MIN(([.F154]*[.N154])*[.M154]*[.O154];[.K154])" office:value-type="float" office:value="337.537765276288" calcext:value-type="float">
            <text:p>338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164" calcext:value-type="float">
            <text:p>164</text:p>
          </table:table-cell>
          <table:table-cell table:style-name="ce99" office:value-type="string" calcext:value-type="string">
            <text:p>http://en.wikipedia.org/wiki/Metropolitan_Railway_H_Class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55" calcext:value-type="float">
            <text:p>155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930" calcext:value-type="float">
            <text:p>2930</text:p>
          </table:table-cell>
          <table:table-cell table:style-name="ce41" table:formula="of:=[.G155]/[.F155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133" calcext:value-type="float">
            <text:p>133</text:p>
          </table:table-cell>
          <table:table-cell table:style-name="ce64" table:formula="of:=([.G155]/2.5)*0.7457" office:value-type="float" office:value="873.9604" calcext:value-type="float">
            <text:p>874</text:p>
          </table:table-cell>
          <table:table-cell table:style-name="ce73" table:formula="of:=MIN(([.F155]*[.N155])*[.M155]*[.O155];[.K155])" office:value-type="float" office:value="582.262746653175" calcext:value-type="float">
            <text:p>58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525" calcext:value-type="float">
            <text:p>52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880" calcext:value-type="float">
            <text:p>1880</text:p>
          </table:table-cell>
          <table:table-cell table:style-name="ce41" table:formula="of:=[.G156]/[.F156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106" calcext:value-type="float">
            <text:p>106</text:p>
          </table:table-cell>
          <table:table-cell table:style-name="ce64" table:formula="of:=([.G156]/2.5)*0.7457" office:value-type="float" office:value="560.7664" calcext:value-type="float">
            <text:p>561</text:p>
          </table:table-cell>
          <table:table-cell table:style-name="ce73" table:formula="of:=MIN(([.F156]*[.N156])*[.M156]*[.O156];[.K156])" office:value-type="float" office:value="432.881960861566" calcext:value-type="float">
            <text:p>43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7.2155" calcext:value-type="float">
            <text:p>27.22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35" calcext:value-type="float">
            <text:p>335</text:p>
          </table:table-cell>
          <table:table-cell table:style-name="ce99" office:value-type="string" calcext:value-type="string">
            <text:p>http://orion.math.iastate.edu/jdhsmith/term/slgbs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50" calcext:value-type="float">
            <text:p>1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294" calcext:value-type="float">
            <text:p>1294</text:p>
          </table:table-cell>
          <table:table-cell table:style-name="ce41" table:formula="of:=[.G157]/[.F157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87" calcext:value-type="float">
            <text:p>87</text:p>
          </table:table-cell>
          <table:table-cell table:style-name="ce64" table:formula="of:=([.G157]/2.5)*0.7457" office:value-type="float" office:value="385.97432" calcext:value-type="float">
            <text:p>386</text:p>
          </table:table-cell>
          <table:table-cell table:style-name="ce73" table:formula="of:=MIN(([.F157]*[.N157])*[.M157]*[.O157];[.K157])" office:value-type="float" office:value="360.110235299437" calcext:value-type="float">
            <text:p>36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3" office:value-type="string" calcext:value-type="string">
            <text:p>4-6-0</text:p>
          </table:table-cell>
          <table:table-cell table:style-name="ce5"/>
          <table:table-cell table:style-name="ce19" office:value-type="float" office:value="155" calcext:value-type="float">
            <text:p>155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020" calcext:value-type="float">
            <text:p>2020</text:p>
          </table:table-cell>
          <table:table-cell table:style-name="ce40" table:formula="of:=[.G158]/[.F158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60" office:value-type="float" office:value="141" calcext:value-type="float">
            <text:p>141</text:p>
          </table:table-cell>
          <table:table-cell table:style-name="ce63" table:formula="of:=([.G158]/2.5)*0.7457" office:value-type="float" office:value="602.5256" calcext:value-type="float">
            <text:p>603</text:p>
          </table:table-cell>
          <table:table-cell table:style-name="ce74" office:value-type="float" office:value="458" calcext:value-type="float">
            <text:p>458</text:p>
          </table:table-cell>
          <table:table-cell table:style-name="ce77" office:value-type="float" office:value="9.0778663424" calcext:value-type="float">
            <text:p>9.08</text:p>
          </table:table-cell>
          <table:table-cell table:style-name="ce40" office:value-type="float" office:value="23.81358" calcext:value-type="float">
            <text:p>23.81</text:p>
          </table:table-cell>
          <table:table-cell table:style-name="ce82" table:formula="of:=([.L158]/[.M158])/([.F158]*[.N158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88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24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37" office:value-type="float" office:value="28.5" calcext:value-type="float">
            <text:p>28.5</text:p>
          </table:table-cell>
          <table:table-cell table:style-name="ce37" table:formula="of:=147+1170" office:value-type="float" office:value="1317" calcext:value-type="float">
            <text:p>1317</text:p>
          </table:table-cell>
          <table:table-cell table:style-name="ce41" table:formula="of:=[.G159]/[.F159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101" calcext:value-type="float">
            <text:p>101</text:p>
          </table:table-cell>
          <table:table-cell table:style-name="ce64" table:formula="of:=([.G159]/2.5)*0.7457" office:value-type="float" office:value="392.83476" calcext:value-type="float">
            <text:p>393</text:p>
          </table:table-cell>
          <table:table-cell table:style-name="ce73" table:formula="of:=MIN(([.F159]*[.N159])*[.M159]*[.O159];[.K159])" office:value-type="float" office:value="392.83476" calcext:value-type="float">
            <text:p>39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25" calcext:value-type="percentage">
            <text:p>7.25%</text:p>
          </table:table-cell>
          <table:table-cell table:style-name="ce21" office:value-type="string" calcext:value-type="string">
            <text:p>Y</text:p>
          </table:table-cell>
          <table:table-cell table:style-name="ce87" office:value-type="float" office:value="272" calcext:value-type="float">
            <text:p>272</text:p>
          </table:table-cell>
          <table:table-cell table:style-name="ce99" office:value-type="string" calcext:value-type="string">
            <text:p>http://en.wikipedia.org/wiki/LMS_Compound_4-4-0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5" office:value-type="string" calcext:value-type="string">
            <text:p>0-6-0T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67" calcext:value-type="float">
            <text:p>967</text:p>
          </table:table-cell>
          <table:table-cell table:style-name="ce41" table:formula="of:=[.G160]/[.F160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93" calcext:value-type="float">
            <text:p>93</text:p>
          </table:table-cell>
          <table:table-cell table:style-name="ce64" table:formula="of:=([.G160]/2.5)*0.7457" office:value-type="float" office:value="288.43676" calcext:value-type="float">
            <text:p>288</text:p>
          </table:table-cell>
          <table:table-cell table:style-name="ce73" table:formula="of:=MIN(([.F160]*[.N160])*[.M160]*[.O160];[.K160])" office:value-type="float" office:value="212.554033309365" calcext:value-type="float">
            <text:p>21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5" calcext:value-type="percentage">
            <text:p>5.0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0" calcext:value-type="float">
            <text:p>0</text:p>
          </table:table-cell>
          <table:table-cell table:style-name="ce99" office:value-type="string" calcext:value-type="string">
            <text:p>http://en.wikipedia.org/wiki/LMS_Fowler_Class_3F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505" calcext:value-type="float">
            <text:p>1505</text:p>
          </table:table-cell>
          <table:table-cell table:style-name="ce41" table:formula="of:=[.G161]/[.F161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118" calcext:value-type="float">
            <text:p>118</text:p>
          </table:table-cell>
          <table:table-cell table:style-name="ce64" table:formula="of:=([.G161]/2.5)*0.7457" office:value-type="float" office:value="448.9114" calcext:value-type="float">
            <text:p>449</text:p>
          </table:table-cell>
          <table:table-cell table:style-name="ce73" table:formula="of:=MIN(([.F161]*[.N161])*[.M161]*[.O161];[.K161])" office:value-type="float" office:value="409.00407569784" calcext:value-type="float">
            <text:p>4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2" calcext:value-type="percentage">
            <text:p>7.2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310" calcext:value-type="float">
            <text:p>310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990" calcext:value-type="float">
            <text:p>1990</text:p>
          </table:table-cell>
          <table:table-cell table:style-name="ce41" table:formula="of:=[.G162]/[.F162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57" office:value-type="float" office:value="149" calcext:value-type="float">
            <text:p>149</text:p>
          </table:table-cell>
          <table:table-cell table:style-name="ce64" table:formula="of:=([.G162]/2.5)*0.7457" office:value-type="float" office:value="593.5772" calcext:value-type="float">
            <text:p>594</text:p>
          </table:table-cell>
          <table:table-cell table:style-name="ce73" table:formula="of:=MIN(([.F162]*[.N162])*[.M162]*[.O162];[.K162])" office:value-type="float" office:value="433.655283045447" calcext:value-type="float">
            <text:p>43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3.81358" calcext:value-type="float">
            <text:p>23.81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375" calcext:value-type="float">
            <text:p>375</text:p>
          </table:table-cell>
          <table:table-cell table:style-name="ce99" office:value-type="string" calcext:value-type="string">
            <text:p>http://orion.math.iastate.edu/jdhsmith/term/slgbs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5" office:value-type="string" calcext:value-type="string">
            <text:p>2-6-2+2-6-2</text:p>
          </table:table-cell>
          <table:table-cell table:style-name="ce7"/>
          <table:table-cell table:style-name="ce21" office:value-type="float" office:value="60" calcext:value-type="float">
            <text:p>60</text:p>
          </table:table-cell>
          <table:table-cell table:style-name="ce37" office:value-type="float" office:value="19.5" calcext:value-type="float">
            <text:p>19.5</text:p>
          </table:table-cell>
          <table:table-cell table:style-name="ce37" office:value-type="float" office:value="921.1" calcext:value-type="float">
            <text:p>921.1</text:p>
          </table:table-cell>
          <table:table-cell table:style-name="ce41" table:formula="of:=[.G163]/[.F163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84" calcext:value-type="float">
            <text:p>84</text:p>
          </table:table-cell>
          <table:table-cell table:style-name="ce64" table:formula="of:=([.G163]/2.5)*0.7457" office:value-type="float" office:value="274.745708" calcext:value-type="float">
            <text:p>275</text:p>
          </table:table-cell>
          <table:table-cell table:style-name="ce73" table:formula="of:=MIN(([.F163]*[.N163])*[.M163]*[.O163];[.K163])" office:value-type="float" office:value="197.807030657438" calcext:value-type="float">
            <text:p>19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5" calcext:value-type="percentage">
            <text:p>5.0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149" calcext:value-type="float">
            <text:p>149</text:p>
          </table:table-cell>
          <table:table-cell table:style-name="ce99" office:value-type="string" calcext:value-type="string">
            <text:p>http://en.wikipedia.org/wiki/South_African_Class_NG_G16_2-6-2%2B2-6-2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3" office:value-type="string" calcext:value-type="string">
            <text:p>4-6-0</text:p>
          </table:table-cell>
          <table:table-cell table:style-name="ce5"/>
          <table:table-cell table:style-name="ce19" office:value-type="float" office:value="155" calcext:value-type="float">
            <text:p>155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200" calcext:value-type="float">
            <text:p>2200</text:p>
          </table:table-cell>
          <table:table-cell table:style-name="ce40" table:formula="of:=[.G164]/[.F164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60" office:value-type="float" office:value="177" calcext:value-type="float">
            <text:p>177</text:p>
          </table:table-cell>
          <table:table-cell table:style-name="ce63" table:formula="of:=([.G164]/2.5)*0.7457" office:value-type="float" office:value="656.216" calcext:value-type="float">
            <text:p>656</text:p>
          </table:table-cell>
          <table:table-cell table:style-name="ce74" office:value-type="float" office:value="622" calcext:value-type="float">
            <text:p>622</text:p>
          </table:table-cell>
          <table:table-cell table:style-name="ce77" office:value-type="float" office:value="9.0778663424" calcext:value-type="float">
            <text:p>9.08</text:p>
          </table:table-cell>
          <table:table-cell table:style-name="ce40" office:value-type="float" office:value="27.2155" calcext:value-type="float">
            <text:p>27.22</text:p>
          </table:table-cell>
          <table:table-cell table:style-name="ce82" table:formula="of:=([.L164]/[.M164])/([.F164]*[.N164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88" office:value-type="float" office:value="290" calcext:value-type="float">
            <text:p>29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24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5" office:value-type="string" calcext:value-type="string">
            <text:p>2-6-4T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265" calcext:value-type="float">
            <text:p>1265</text:p>
          </table:table-cell>
          <table:table-cell table:style-name="ce41" table:formula="of:=[.G165]/[.F16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106" calcext:value-type="float">
            <text:p>106</text:p>
          </table:table-cell>
          <table:table-cell table:style-name="ce64" table:formula="of:=([.G165]/2.5)*0.7457" office:value-type="float" office:value="377.3242" calcext:value-type="float">
            <text:p>377</text:p>
          </table:table-cell>
          <table:table-cell table:style-name="ce73" table:formula="of:=MIN(([.F165]*[.N165])*[.M165]*[.O165];[.K165])" office:value-type="float" office:value="377.3242" calcext:value-type="float">
            <text:p>3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" calcext:value-type="percentage">
            <text:p>7.3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185" calcext:value-type="float">
            <text:p>185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7" office:value-type="string" calcext:value-type="string">
            <text:p>2-6-0+0-6-2</text:p>
          </table:table-cell>
          <table:table-cell table:style-name="ce7"/>
          <table:table-cell table:style-name="ce21" office:value-type="float" office:value="80" calcext:value-type="float">
            <text:p>80</text:p>
          </table:table-cell>
          <table:table-cell table:style-name="ce37" office:value-type="float" office:value="44.5" calcext:value-type="float">
            <text:p>44.5</text:p>
          </table:table-cell>
          <table:table-cell table:style-name="ce37" table:formula="of:=183+1954" office:value-type="float" office:value="2137" calcext:value-type="float">
            <text:p>2137</text:p>
          </table:table-cell>
          <table:table-cell table:style-name="ce41" table:formula="of:=[.G166]/[.F16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57" office:value-type="float" office:value="203" calcext:value-type="float">
            <text:p>203</text:p>
          </table:table-cell>
          <table:table-cell table:style-name="ce64" table:formula="of:=([.G166]/2.5)*0.7457" office:value-type="float" office:value="637.42436" calcext:value-type="float">
            <text:p>637</text:p>
          </table:table-cell>
          <table:table-cell table:style-name="ce73" table:formula="of:=MIN(([.F166]*[.N166])*[.M166]*[.O166];[.K166])" office:value-type="float" office:value="609.397813679259" calcext:value-type="float">
            <text:p>6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5" calcext:value-type="percentage">
            <text:p>6.75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466" calcext:value-type="float">
            <text:p>466</text:p>
          </table:table-cell>
          <table:table-cell table:style-name="ce99" office:value-type="string" calcext:value-type="string">
            <text:p>http://en.wikipedia.org/wiki/LMS_Garratt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55" calcext:value-type="float">
            <text:p>15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80" calcext:value-type="float">
            <text:p>2080</text:p>
          </table:table-cell>
          <table:table-cell table:style-name="ce41" table:formula="of:=[.G167]/[.F16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57" office:value-type="float" office:value="148" calcext:value-type="float">
            <text:p>148</text:p>
          </table:table-cell>
          <table:table-cell table:style-name="ce64" table:formula="of:=([.G167]/2.5)*0.7457" office:value-type="float" office:value="620.4224" calcext:value-type="float">
            <text:p>620</text:p>
          </table:table-cell>
          <table:table-cell table:style-name="ce73" table:formula="of:=MIN(([.F167]*[.N167])*[.M167]*[.O167];[.K167])" office:value-type="float" office:value="455.970565541119" calcext:value-type="float">
            <text:p>45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25" calcext:value-type="percentage">
            <text:p>7.25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400" calcext:value-type="float">
            <text:p>400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690" calcext:value-type="float">
            <text:p>2690</text:p>
          </table:table-cell>
          <table:table-cell table:style-name="ce41" table:formula="of:=[.G168]/[.F16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57" office:value-type="float" office:value="146" calcext:value-type="float">
            <text:p>146</text:p>
          </table:table-cell>
          <table:table-cell table:style-name="ce64" table:formula="of:=([.G168]/2.5)*0.7457" office:value-type="float" office:value="802.3732" calcext:value-type="float">
            <text:p>802</text:p>
          </table:table-cell>
          <table:table-cell table:style-name="ce73" table:formula="of:=MIN(([.F168]*[.N168])*[.M168]*[.O168];[.K168])" office:value-type="float" office:value="622.854778134139" calcext:value-type="float">
            <text:p>62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6" calcext:value-type="float">
            <text:p>26.00</text:p>
          </table:table-cell>
          <table:table-cell table:style-name="ce83" office:value-type="percentage" office:value="0.072" calcext:value-type="percentage">
            <text:p>7.2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635" calcext:value-type="float">
            <text:p>63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400" calcext:value-type="float">
            <text:p>1400</text:p>
          </table:table-cell>
          <table:table-cell table:style-name="ce41" table:formula="of:=[.G169]/[.F16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96" calcext:value-type="float">
            <text:p>96</text:p>
          </table:table-cell>
          <table:table-cell table:style-name="ce64" table:formula="of:=([.G169]/2.5)*0.7457" office:value-type="float" office:value="417.592" calcext:value-type="float">
            <text:p>418</text:p>
          </table:table-cell>
          <table:table-cell table:style-name="ce73" table:formula="of:=MIN(([.F169]*[.N169])*[.M169]*[.O169];[.K169])" office:value-type="float" office:value="374.514644711415" calcext:value-type="float">
            <text:p>37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" calcext:value-type="percentage">
            <text:p>7.1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275" calcext:value-type="float">
            <text:p>27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3" office:value-type="string" calcext:value-type="string">
            <text:p>4-6-0</text:p>
          </table:table-cell>
          <table:table-cell table:style-name="ce5"/>
          <table:table-cell table:style-name="ce19" office:value-type="float" office:value="125" calcext:value-type="float">
            <text:p>1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40" table:formula="of:=[.G170]/[.F170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51" office:value-type="float" office:value="121" calcext:value-type="float">
            <text:p>121</text:p>
          </table:table-cell>
          <table:table-cell table:style-name="ce63" table:formula="of:=([.G170]/2.5)*0.7457" office:value-type="float" office:value="548.8352" calcext:value-type="float">
            <text:p>549</text:p>
          </table:table-cell>
          <table:table-cell table:style-name="ce69" office:value-type="float" office:value="410" calcext:value-type="float">
            <text:p>410</text:p>
          </table:table-cell>
          <table:table-cell table:style-name="ce77" office:value-type="float" office:value="9.0778663424" calcext:value-type="float">
            <text:p>9.08</text:p>
          </table:table-cell>
          <table:table-cell table:style-name="ce40" office:value-type="float" office:value="23.8135" calcext:value-type="float">
            <text:p>23.81</text:p>
          </table:table-cell>
          <table:table-cell table:style-name="ce82" table:formula="of:=([.L170]/[.M170])/([.F170]*[.N170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92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18" office:value-type="string" calcext:value-type="string">
            <text:p>4-4-0</text:p>
          </table:table-cell>
          <table:table-cell table:style-name="ce9"/>
          <table:table-cell table:style-name="ce23" office:value-type="float" office:value="125" calcext:value-type="float">
            <text:p>125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41" table:formula="of:=[.G171]/[.F171]" office:value-type="float" office:value="55.1428571428571" calcext:value-type="float">
            <text:p>55.14</text:p>
          </table:table-cell>
          <table:table-cell table:style-name="ce9" office:value-type="float" office:value="180" calcext:value-type="float">
            <text:p>180</text:p>
          </table:table-cell>
          <table:table-cell table:style-name="ce61" office:value-type="float" office:value="79" calcext:value-type="float">
            <text:p>79</text:p>
          </table:table-cell>
          <table:table-cell table:style-name="ce64" table:formula="of:=([.G171]/2.5)*0.7457" office:value-type="float" office:value="345.40824" calcext:value-type="float">
            <text:p>345</text:p>
          </table:table-cell>
          <table:table-cell table:style-name="ce73" table:formula="of:=MIN(([.F171]*[.N171])*[.M171]*[.O171];[.K171])" office:value-type="float" office:value="298.232138529675" calcext:value-type="float">
            <text:p>29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104" office:value-type="string" calcext:value-type="string">
            <text:p>http://en.wikipedia.org/wiki/LMS_Class_2P_4-4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18" office:value-type="string" calcext:value-type="string">
            <text:p>4-6-0</text:p>
          </table:table-cell>
          <table:table-cell table:style-name="ce9"/>
          <table:table-cell table:style-name="ce23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41" table:formula="of:=[.G172]/[.F172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4" table:formula="of:=([.G172]/2.5)*0.7457" office:value-type="float" office:value="499.619" calcext:value-type="float">
            <text:p>500</text:p>
          </table:table-cell>
          <table:table-cell table:style-name="ce73" table:formula="of:=MIN(([.F172]*[.N172])*[.M172]*[.O172];[.K172])" office:value-type="float" office:value="403.32346353537" calcext:value-type="float">
            <text:p>40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18" office:value-type="string" calcext:value-type="string">
            <text:p>0-6-0T</text:p>
          </table:table-cell>
          <table:table-cell table:style-name="ce9"/>
          <table:table-cell table:style-name="ce23" office:value-type="float" office:value="100" calcext:value-type="float">
            <text:p>100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115" calcext:value-type="float">
            <text:p>1115</text:p>
          </table:table-cell>
          <table:table-cell table:style-name="ce41" table:formula="of:=[.G173]/[.F173]" office:value-type="float" office:value="72.875816993464" calcext:value-type="float">
            <text:p>72.88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4" table:formula="of:=([.G173]/2.5)*0.7457" office:value-type="float" office:value="332.5822" calcext:value-type="float">
            <text:p>333</text:p>
          </table:table-cell>
          <table:table-cell table:style-name="ce73" table:formula="of:=MIN(([.F173]*[.N173])*[.M173]*[.O173];[.K173])" office:value-type="float" office:value="255.212864883648" calcext:value-type="float">
            <text:p>255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?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18" office:value-type="string" calcext:value-type="string">
            <text:p>0-8-0</text:p>
          </table:table-cell>
          <table:table-cell table:style-name="ce9"/>
          <table:table-cell table:style-name="ce23" office:value-type="float" office:value="90" calcext:value-type="float">
            <text:p>90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41" table:formula="of:=[.G174]/[.F174]" office:value-type="float" office:value="67.4042553191489" calcext:value-type="float">
            <text:p>67.40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32" calcext:value-type="float">
            <text:p>132</text:p>
          </table:table-cell>
          <table:table-cell table:style-name="ce64" table:formula="of:=([.G174]/2.5)*0.7457" office:value-type="float" office:value="472.47552" calcext:value-type="float">
            <text:p>472</text:p>
          </table:table-cell>
          <table:table-cell table:style-name="ce73" table:formula="of:=MIN(([.F174]*[.N174])*[.M174]*[.O174];[.K174])" office:value-type="float" office:value="331.352136226933" calcext:value-type="float">
            <text:p>33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104" office:value-type="string" calcext:value-type="string">
            <text:p>http://en.wikipedia.org/wiki/LMS_Class_7F_0-8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18" office:value-type="string" calcext:value-type="string">
            <text:p>0-4-2T</text:p>
          </table:table-cell>
          <table:table-cell table:style-name="ce9"/>
          <table:table-cell table:style-name="ce23" office:value-type="float" office:value="80" calcext:value-type="float">
            <text:p>8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41" table:formula="of:=[.G175]/[.F175]" office:value-type="float" office:value="73.4615384615385" calcext:value-type="float">
            <text:p>73.46</text:p>
          </table:table-cell>
          <table:table-cell table:style-name="ce9" office:value-type="float" office:value="165" calcext:value-type="float">
            <text:p>165</text:p>
          </table:table-cell>
          <table:table-cell table:style-name="ce61" office:value-type="float" office:value="62" calcext:value-type="float">
            <text:p>62</text:p>
          </table:table-cell>
          <table:table-cell table:style-name="ce64" table:formula="of:=([.G175]/2.5)*0.7457" office:value-type="float" office:value="284.8574" calcext:value-type="float">
            <text:p>285</text:p>
          </table:table-cell>
          <table:table-cell table:style-name="ce73" table:formula="of:=MIN(([.F175]*[.N175])*[.M175]*[.O175];[.K175])" office:value-type="float" office:value="197.051423504551" calcext:value-type="float">
            <text:p>197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51" calcext:value-type="percentage">
            <text:p>5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18" office:value-type="string" calcext:value-type="string">
            <text:p>2-6-2T</text:p>
          </table:table-cell>
          <table:table-cell table:style-name="ce9"/>
          <table:table-cell table:style-name="ce23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41" table:formula="of:=[.G176]/[.F176]" office:value-type="float" office:value="48.8888888888889" calcext:value-type="float">
            <text:p>48.89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98" calcext:value-type="float">
            <text:p>98</text:p>
          </table:table-cell>
          <table:table-cell table:style-name="ce64" table:formula="of:=([.G176]/2.5)*0.7457" office:value-type="float" office:value="262.4864" calcext:value-type="float">
            <text:p>262</text:p>
          </table:table-cell>
          <table:table-cell table:style-name="ce73" table:formula="of:=MIN(([.F176]*[.N176])*[.M176]*[.O176];[.K176])" office:value-type="float" office:value="262.4864" calcext:value-type="float">
            <text:p>26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7.2155" calcext:value-type="float">
            <text:p>27.22</text:p>
          </table:table-cell>
          <table:table-cell table:style-name="ce83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18" office:value-type="string" calcext:value-type="string">
            <text:p>4-6-0</text:p>
          </table:table-cell>
          <table:table-cell table:style-name="ce9"/>
          <table:table-cell table:style-name="ce23" office:value-type="float" office:value="145" calcext:value-type="float">
            <text:p>14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41" table:formula="of:=[.G177]/[.F177]" office:value-type="float" office:value="55.9677419354839" calcext:value-type="float">
            <text:p>55.97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18" calcext:value-type="float">
            <text:p>118</text:p>
          </table:table-cell>
          <table:table-cell table:style-name="ce64" table:formula="of:=([.G177]/2.5)*0.7457" office:value-type="float" office:value="517.5158" calcext:value-type="float">
            <text:p>518</text:p>
          </table:table-cell>
          <table:table-cell table:style-name="ce73" table:formula="of:=MIN(([.F177]*[.N177])*[.M177]*[.O177];[.K177])" office:value-type="float" office:value="449.681316361241" calcext:value-type="float">
            <text:p>45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18" office:value-type="string" calcext:value-type="string">
            <text:p>4-4-0</text:p>
          </table:table-cell>
          <table:table-cell table:style-name="ce9"/>
          <table:table-cell table:style-name="ce23" office:value-type="float" office:value="140" calcext:value-type="float">
            <text:p>1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41" table:formula="of:=[.G178]/[.F178]" office:value-type="float" office:value="63.0357142857143" calcext:value-type="float">
            <text:p>63.04</text:p>
          </table:table-cell>
          <table:table-cell table:style-name="ce9" office:value-type="float" office:value="220" calcext:value-type="float">
            <text:p>220</text:p>
          </table:table-cell>
          <table:table-cell table:style-name="ce61" office:value-type="float" office:value="112" calcext:value-type="float">
            <text:p>112</text:p>
          </table:table-cell>
          <table:table-cell table:style-name="ce64" table:formula="of:=([.G178]/2.5)*0.7457" office:value-type="float" office:value="526.4642" calcext:value-type="float">
            <text:p>526</text:p>
          </table:table-cell>
          <table:table-cell table:style-name="ce73" table:formula="of:=MIN(([.F178]*[.N178])*[.M178]*[.O178];[.K178])" office:value-type="float" office:value="403.32346353537" calcext:value-type="float">
            <text:p>40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18" office:value-type="string" calcext:value-type="string">
            <text:p>2-6-2T</text:p>
          </table:table-cell>
          <table:table-cell table:style-name="ce9"/>
          <table:table-cell table:style-name="ce23" office:value-type="float" office:value="100" calcext:value-type="float">
            <text:p>10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41" table:formula="of:=[.G179]/[.F179]" office:value-type="float" office:value="57.4857142857143" calcext:value-type="float">
            <text:p>57.49</text:p>
          </table:table-cell>
          <table:table-cell table:style-name="ce9" office:value-type="float" office:value="160" calcext:value-type="float">
            <text:p>160</text:p>
          </table:table-cell>
          <table:table-cell table:style-name="ce61" office:value-type="float" office:value="76" calcext:value-type="float">
            <text:p>76</text:p>
          </table:table-cell>
          <table:table-cell table:style-name="ce64" table:formula="of:=([.G179]/2.5)*0.7457" office:value-type="float" office:value="300.06968" calcext:value-type="float">
            <text:p>300</text:p>
          </table:table-cell>
          <table:table-cell table:style-name="ce73" table:formula="of:=MIN(([.F179]*[.N179])*[.M179]*[.O179];[.K179])" office:value-type="float" office:value="232.480973932118" calcext:value-type="float">
            <text:p>23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5" calcext:value-type="percentage">
            <text:p>5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MS_Stanier_Class_2_0-4-4T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18" office:value-type="string" calcext:value-type="string">
            <text:p>4-6-2</text:p>
          </table:table-cell>
          <table:table-cell table:style-name="ce9"/>
          <table:table-cell table:style-name="ce23" office:value-type="float" office:value="155" calcext:value-type="float">
            <text:p>1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41" table:formula="of:=[.G180]/[.F180]" office:value-type="float" office:value="58.1111111111111" calcext:value-type="float">
            <text:p>58.11</text:p>
          </table:table-cell>
          <table:table-cell table:style-name="ce9" office:value-type="float" office:value="250" calcext:value-type="float">
            <text:p>250</text:p>
          </table:table-cell>
          <table:table-cell table:style-name="ce61" office:value-type="float" office:value="179" calcext:value-type="float">
            <text:p>179</text:p>
          </table:table-cell>
          <table:table-cell table:style-name="ce64" table:formula="of:=([.G180]/2.5)*0.7457" office:value-type="float" office:value="780.0022" calcext:value-type="float">
            <text:p>780</text:p>
          </table:table-cell>
          <table:table-cell table:style-name="ce73" table:formula="of:=MIN(([.F180]*[.N180])*[.M180]*[.O180];[.K180])" office:value-type="float" office:value="671.022311691769" calcext:value-type="float">
            <text:p>67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18" office:value-type="string" calcext:value-type="string">
            <text:p>2-4-0</text:p>
          </table:table-cell>
          <table:table-cell table:style-name="ce9"/>
          <table:table-cell table:style-name="ce23" office:value-type="float" office:value="125" calcext:value-type="float">
            <text:p>1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41" table:formula="of:=[.G181]/[.F181]" office:value-type="float" office:value="48.9285714285714" calcext:value-type="float">
            <text:p>48.93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17" calcext:value-type="float">
            <text:p>117</text:p>
          </table:table-cell>
          <table:table-cell table:style-name="ce64" table:formula="of:=([.G181]/2.5)*0.7457" office:value-type="float" office:value="408.6436" calcext:value-type="float">
            <text:p>409</text:p>
          </table:table-cell>
          <table:table-cell table:style-name="ce73" table:formula="of:=MIN(([.F181]*[.N181])*[.M181]*[.O181];[.K181])" office:value-type="float" office:value="408.6436" calcext:value-type="float">
            <text:p>4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25" calcext:value-type="percentage">
            <text:p>7.2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5" office:value-type="string" calcext:value-type="string">
            <text:p>2-4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1" table:formula="of:=[.G182]/[.F18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13" calcext:value-type="float">
            <text:p>113</text:p>
          </table:table-cell>
          <table:table-cell table:style-name="ce64" table:formula="of:=([.G182]/2.5)*0.7457" office:value-type="float" office:value="514.533" calcext:value-type="float">
            <text:p>515</text:p>
          </table:table-cell>
          <table:table-cell table:style-name="ce73" table:formula="of:=MIN(([.F182]*[.N182])*[.M182]*[.O182];[.K182])" office:value-type="float" office:value="440.133830348176" calcext:value-type="float">
            <text:p>44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6" calcext:value-type="float">
            <text:p>26.00</text:p>
          </table:table-cell>
          <table:table-cell table:style-name="ce83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94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5" office:value-type="string" calcext:value-type="string">
            <text:p>4-6-2T</text:p>
          </table:table-cell>
          <table:table-cell table:style-name="ce7"/>
          <table:table-cell table:style-name="ce21" office:value-type="float" office:value="105" calcext:value-type="float">
            <text:p>10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1" table:formula="of:=[.G183]/[.F18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168" calcext:value-type="float">
            <text:p>168</text:p>
          </table:table-cell>
          <table:table-cell table:style-name="ce64" table:formula="of:=([.G183]/2.5)*0.7457" office:value-type="float" office:value="377.3242" calcext:value-type="float">
            <text:p>377</text:p>
          </table:table-cell>
          <table:table-cell table:style-name="ce73" table:formula="of:=MIN(([.F183]*[.N183])*[.M183]*[.O183];[.K183])" office:value-type="float" office:value="377.3242" calcext:value-type="float">
            <text:p>3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3" office:value-type="string" calcext:value-type="string">
            <text:p>2-8-2</text:p>
          </table:table-cell>
          <table:table-cell table:style-name="ce5"/>
          <table:table-cell table:style-name="ce19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40" table:formula="of:=[.G184]/[.F184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51" office:value-type="float" office:value="200" calcext:value-type="float">
            <text:p>200</text:p>
          </table:table-cell>
          <table:table-cell table:style-name="ce63" table:formula="of:=([.G184]/2.5)*0.7457" office:value-type="float" office:value="809.8302" calcext:value-type="float">
            <text:p>810</text:p>
          </table:table-cell>
          <table:table-cell table:style-name="ce74" office:value-type="float" office:value="653" calcext:value-type="float">
            <text:p>65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23.8135" calcext:value-type="float">
            <text:p>23.81</text:p>
          </table:table-cell>
          <table:table-cell table:style-name="ce82" table:formula="of:=([.L184]/[.M184])/([.F184]*[.N184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92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1" table:formula="of:=[.G185]/[.F18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19" calcext:value-type="float">
            <text:p>119</text:p>
          </table:table-cell>
          <table:table-cell table:style-name="ce64" table:formula="of:=([.G185]/2.5)*0.7457" office:value-type="float" office:value="489.1792" calcext:value-type="float">
            <text:p>489</text:p>
          </table:table-cell>
          <table:table-cell table:style-name="ce73" table:formula="of:=MIN(([.F185]*[.N185])*[.M185]*[.O185];[.K185])" office:value-type="float" office:value="465.404439310935" calcext:value-type="float">
            <text:p>46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5" office:value-type="string" calcext:value-type="string">
            <text:p>2-6-4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1" table:formula="of:=[.G186]/[.F18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110" calcext:value-type="float">
            <text:p>110</text:p>
          </table:table-cell>
          <table:table-cell table:style-name="ce64" table:formula="of:=([.G186]/2.5)*0.7457" office:value-type="float" office:value="377.3242" calcext:value-type="float">
            <text:p>377</text:p>
          </table:table-cell>
          <table:table-cell table:style-name="ce73" table:formula="of:=MIN(([.F186]*[.N186])*[.M186]*[.O186];[.K186])" office:value-type="float" office:value="377.3242" calcext:value-type="float">
            <text:p>3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3" office:value-type="string" calcext:value-type="string">
            <text:p>2-6-4</text:p>
          </table:table-cell>
          <table:table-cell table:style-name="ce5"/>
          <table:table-cell table:style-name="ce19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40" table:formula="of:=[.G187]/[.F187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51" office:value-type="float" office:value="158" calcext:value-type="float">
            <text:p>158</text:p>
          </table:table-cell>
          <table:table-cell table:style-name="ce63" table:formula="of:=([.G187]/2.5)*0.7457" office:value-type="float" office:value="768.071" calcext:value-type="float">
            <text:p>768</text:p>
          </table:table-cell>
          <table:table-cell table:style-name="ce74" office:value-type="float" office:value="687" calcext:value-type="float">
            <text:p>687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27.21552" calcext:value-type="float">
            <text:p>27.22</text:p>
          </table:table-cell>
          <table:table-cell table:style-name="ce82" table:formula="of:=([.L187]/[.M187])/([.F187]*[.N187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92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5" office:value-type="string" calcext:value-type="string">
            <text:p>2-4-2T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1" table:formula="of:=[.G188]/[.F18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96" calcext:value-type="float">
            <text:p>96</text:p>
          </table:table-cell>
          <table:table-cell table:style-name="ce64" table:formula="of:=([.G188]/2.5)*0.7457" office:value-type="float" office:value="311.7026" calcext:value-type="float">
            <text:p>312</text:p>
          </table:table-cell>
          <table:table-cell table:style-name="ce73" table:formula="of:=MIN(([.F188]*[.N188])*[.M188]*[.O188];[.K188])" office:value-type="float" office:value="249.67947569775" calcext:value-type="float">
            <text:p>25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3.8135" calcext:value-type="float">
            <text:p>23.81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5" office:value-type="string" calcext:value-type="string">
            <text:p>2-8-0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1" table:formula="of:=[.G189]/[.F18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44" calcext:value-type="float">
            <text:p>144</text:p>
          </table:table-cell>
          <table:table-cell table:style-name="ce64" table:formula="of:=([.G189]/2.5)*0.7457" office:value-type="float" office:value="436.9802" calcext:value-type="float">
            <text:p>437</text:p>
          </table:table-cell>
          <table:table-cell table:style-name="ce73" table:formula="of:=MIN(([.F189]*[.N189])*[.M189]*[.O189];[.K189])" office:value-type="float" office:value="420.36530002278" calcext:value-type="float">
            <text:p>4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3" office:value-type="string" calcext:value-type="string">
            <text:p>2-6-0</text:p>
          </table:table-cell>
          <table:table-cell table:style-name="ce5"/>
          <table:table-cell table:style-name="ce19" office:value-type="float" office:value="150" calcext:value-type="float">
            <text:p>15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40" table:formula="of:=[.G190]/[.F190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51" office:value-type="float" office:value="150" calcext:value-type="float">
            <text:p>150</text:p>
          </table:table-cell>
          <table:table-cell table:style-name="ce63" table:formula="of:=([.G190]/2.5)*0.7457" office:value-type="float" office:value="724.8204" calcext:value-type="float">
            <text:p>725</text:p>
          </table:table-cell>
          <table:table-cell table:style-name="ce69" office:value-type="float" office:value="670" calcext:value-type="float">
            <text:p>67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27.22" calcext:value-type="float">
            <text:p>27.22</text:p>
          </table:table-cell>
          <table:table-cell table:style-name="ce82" table:formula="of:=([.L190]/[.M190])/([.F190]*[.N190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92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1" table:formula="of:=[.G191]/[.F19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55" office:value-type="float" office:value="180" calcext:value-type="float">
            <text:p>180</text:p>
          </table:table-cell>
          <table:table-cell table:style-name="ce64" table:formula="of:=([.G191]/2.5)*0.7457" office:value-type="float" office:value="838.1668" calcext:value-type="float">
            <text:p>838</text:p>
          </table:table-cell>
          <table:table-cell table:style-name="ce73" table:formula="of:=MIN(([.F191]*[.N191])*[.M191]*[.O191];[.K191])" office:value-type="float" office:value="760.796271759375" calcext:value-type="float">
            <text:p>76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41" table:formula="of:=[.G192]/[.F192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4" table:formula="of:=([.G192]/2.5)*0.7457" office:value-type="float" office:value="499.619" calcext:value-type="float">
            <text:p>500</text:p>
          </table:table-cell>
          <table:table-cell table:style-name="ce73" table:formula="of:=MIN(([.F192]*[.N192])*[.M192]*[.O192];[.K192])" office:value-type="float" office:value="417.524993941545" calcext:value-type="float">
            <text:p>41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5" office:value-type="string" calcext:value-type="string">
            <text:p>2-6-2T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41" table:formula="of:=[.G193]/[.F193]" office:value-type="float" office:value="70.4761904761905" calcext:value-type="float">
            <text:p>70.48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39" calcext:value-type="float">
            <text:p>139</text:p>
          </table:table-cell>
          <table:table-cell table:style-name="ce64" table:formula="of:=([.G193]/2.5)*0.7457" office:value-type="float" office:value="441.4544" calcext:value-type="float">
            <text:p>441</text:p>
          </table:table-cell>
          <table:table-cell table:style-name="ce73" table:formula="of:=MIN(([.F193]*[.N193])*[.M193]*[.O193];[.K193])" office:value-type="float" office:value="353.628283368192" calcext:value-type="float">
            <text:p>35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2" calcext:value-type="percentage">
            <text:p>7.4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41" table:formula="of:=[.G194]/[.F194]" office:value-type="float" office:value="50" calcext:value-type="float">
            <text:p>50.00</text:p>
          </table:table-cell>
          <table:table-cell table:style-name="ce9" office:value-type="float" office:value="280" calcext:value-type="float">
            <text:p>280</text:p>
          </table:table-cell>
          <table:table-cell table:style-name="ce61" office:value-type="float" office:value="167" calcext:value-type="float">
            <text:p>167</text:p>
          </table:table-cell>
          <table:table-cell table:style-name="ce64" table:formula="of:=([.G194]/2.5)*0.7457" office:value-type="float" office:value="730.786" calcext:value-type="float">
            <text:p>731</text:p>
          </table:table-cell>
          <table:table-cell table:style-name="ce73" table:formula="of:=MIN(([.F194]*[.N194])*[.M194]*[.O194];[.K194])" office:value-type="float" office:value="628.773573014941" calcext:value-type="float">
            <text:p>629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96" calcext:value-type="float">
            <text:p>9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41" table:formula="of:=[.G195]/[.F195]" office:value-type="float" office:value="54.4444444444444" calcext:value-type="float">
            <text:p>54.44</text:p>
          </table:table-cell>
          <table:table-cell table:style-name="ce9" office:value-type="float" office:value="230" calcext:value-type="float">
            <text:p>230</text:p>
          </table:table-cell>
          <table:table-cell table:style-name="ce61" office:value-type="float" office:value="133" calcext:value-type="float">
            <text:p>133</text:p>
          </table:table-cell>
          <table:table-cell table:style-name="ce64" table:formula="of:=([.G195]/2.5)*0.7457" office:value-type="float" office:value="438.4716" calcext:value-type="float">
            <text:p>438</text:p>
          </table:table-cell>
          <table:table-cell table:style-name="ce73" table:formula="of:=MIN(([.F195]*[.N195])*[.M195]*[.O195];[.K195])" office:value-type="float" office:value="327.421032433853" calcext:value-type="float">
            <text:p>327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55" calcext:value-type="float">
            <text:p>1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41" table:formula="of:=[.G196]/[.F196]" office:value-type="float" office:value="60" calcext:value-type="float">
            <text:p>60.00</text:p>
          </table:table-cell>
          <table:table-cell table:style-name="ce9" office:value-type="float" office:value="250" calcext:value-type="float">
            <text:p>250</text:p>
          </table:table-cell>
          <table:table-cell table:style-name="ce61" office:value-type="float" office:value="148" calcext:value-type="float">
            <text:p>148</text:p>
          </table:table-cell>
          <table:table-cell table:style-name="ce64" table:formula="of:=([.G196]/2.5)*0.7457" office:value-type="float" office:value="554.8008" calcext:value-type="float">
            <text:p>555</text:p>
          </table:table-cell>
          <table:table-cell table:style-name="ce73" table:formula="of:=MIN(([.F196]*[.N196])*[.M196]*[.O196];[.K196])" office:value-type="float" office:value="420.690232304961" calcext:value-type="float">
            <text:p>42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80" calcext:value-type="float">
            <text:p>8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41" table:formula="of:=[.G197]/[.F197]" office:value-type="float" office:value="56.4705882352941" calcext:value-type="float">
            <text:p>56.47</text:p>
          </table:table-cell>
          <table:table-cell table:style-name="ce9" office:value-type="float" office:value="170" calcext:value-type="float">
            <text:p>170</text:p>
          </table:table-cell>
          <table:table-cell table:style-name="ce61" office:value-type="float" office:value="106" calcext:value-type="float">
            <text:p>106</text:p>
          </table:table-cell>
          <table:table-cell table:style-name="ce64" table:formula="of:=([.G197]/2.5)*0.7457" office:value-type="float" office:value="286.3488" calcext:value-type="float">
            <text:p>286</text:p>
          </table:table-cell>
          <table:table-cell table:style-name="ce73" table:formula="of:=MIN(([.F197]*[.N197])*[.M197]*[.O197];[.K197])" office:value-type="float" office:value="271.869470152534" calcext:value-type="float">
            <text:p>272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5" office:value-type="string" calcext:value-type="string">
            <text:p>2-8-0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41" table:formula="of:=[.G198]/[.F198]" office:value-type="float" office:value="57.9310344827586" calcext:value-type="float">
            <text:p>57.93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52" calcext:value-type="float">
            <text:p>152</text:p>
          </table:table-cell>
          <table:table-cell table:style-name="ce64" table:formula="of:=([.G198]/2.5)*0.7457" office:value-type="float" office:value="501.1104" calcext:value-type="float">
            <text:p>501</text:p>
          </table:table-cell>
          <table:table-cell table:style-name="ce73" table:formula="of:=MIN(([.F198]*[.N198])*[.M198]*[.O198];[.K198])" office:value-type="float" office:value="366.430013247002" calcext:value-type="float">
            <text:p>366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41" table:formula="of:=[.G199]/[.F199]" office:value-type="float" office:value="64.1854451422239" calcext:value-type="float">
            <text:p>64.19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64" table:formula="of:=([.G199]/2.5)*0.7457" office:value-type="float" office:value="518.2615" calcext:value-type="float">
            <text:p>518</text:p>
          </table:table-cell>
          <table:table-cell table:style-name="ce73" table:formula="of:=MIN(([.F199]*[.N199])*[.M199]*[.O199];[.K199])" office:value-type="float" office:value="374.854660582465" calcext:value-type="float">
            <text:p>375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5" calcext:value-type="percentage">
            <text:p>7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5" office:value-type="string" calcext:value-type="string">
            <text:p>4-6-2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41" table:formula="of:=[.G200]/[.F200]" office:value-type="float" office:value="50.5555555555556" calcext:value-type="float">
            <text:p>50.56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9" calcext:value-type="float">
            <text:p>109</text:p>
          </table:table-cell>
          <table:table-cell table:style-name="ce64" table:formula="of:=([.G200]/2.5)*0.7457" office:value-type="float" office:value="407.1522" calcext:value-type="float">
            <text:p>407</text:p>
          </table:table-cell>
          <table:table-cell table:style-name="ce73" table:formula="of:=MIN(([.F200]*[.N200])*[.M200]*[.O200];[.K200])" office:value-type="float" office:value="338.86932028119" calcext:value-type="float">
            <text:p>339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" calcext:value-type="percentage">
            <text:p>7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55" calcext:value-type="float">
            <text:p>15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41" table:formula="of:=[.G201]/[.F201]" office:value-type="float" office:value="55.7894736842105" calcext:value-type="float">
            <text:p>55.79</text:p>
          </table:table-cell>
          <table:table-cell table:style-name="ce9" office:value-type="float" office:value="280" calcext:value-type="float">
            <text:p>280</text:p>
          </table:table-cell>
          <table:table-cell table:style-name="ce61" office:value-type="float" office:value="137" calcext:value-type="float">
            <text:p>137</text:p>
          </table:table-cell>
          <table:table-cell table:style-name="ce64" table:formula="of:=([.G201]/2.5)*0.7457" office:value-type="float" office:value="632.3536" calcext:value-type="float">
            <text:p>632</text:p>
          </table:table-cell>
          <table:table-cell table:style-name="ce73" table:formula="of:=MIN(([.F201]*[.N201])*[.M201]*[.O201];[.K201])" office:value-type="float" office:value="491.128381799954" calcext:value-type="float">
            <text:p>49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41" table:formula="of:=[.G202]/[.F202]" office:value-type="float" office:value="59.1379310344828" calcext:value-type="float">
            <text:p>59.14</text:p>
          </table:table-cell>
          <table:table-cell table:style-name="ce9" office:value-type="float" office:value="280" calcext:value-type="float">
            <text:p>280</text:p>
          </table:table-cell>
          <table:table-cell table:style-name="ce61" office:value-type="float" office:value="145" calcext:value-type="float">
            <text:p>145</text:p>
          </table:table-cell>
          <table:table-cell table:style-name="ce64" table:formula="of:=([.G202]/2.5)*0.7457" office:value-type="float" office:value="511.5502" calcext:value-type="float">
            <text:p>512</text:p>
          </table:table-cell>
          <table:table-cell table:style-name="ce73" table:formula="of:=MIN(([.F202]*[.N202])*[.M202]*[.O202];[.K202])" office:value-type="float" office:value="402.115978466962" calcext:value-type="float">
            <text:p>402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51" calcext:value-type="percentage">
            <text:p>7.5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5" office:value-type="string" calcext:value-type="string">
            <text:p>2-6-2T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41" table:formula="of:=[.G203]/[.F203]" office:value-type="float" office:value="56.9444444444444" calcext:value-type="float">
            <text:p>56.94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77" calcext:value-type="float">
            <text:p>77</text:p>
          </table:table-cell>
          <table:table-cell table:style-name="ce64" table:formula="of:=([.G203]/2.5)*0.7457" office:value-type="float" office:value="305.737" calcext:value-type="float">
            <text:p>306</text:p>
          </table:table-cell>
          <table:table-cell table:style-name="ce73" table:formula="of:=MIN(([.F203]*[.N203])*[.M203]*[.O203];[.K203])" office:value-type="float" office:value="227.439318567105" calcext:value-type="float">
            <text:p>227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41" table:formula="of:=[.G204]/[.F204]" office:value-type="float" office:value="53.0434782608696" calcext:value-type="float">
            <text:p>53.04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08" calcext:value-type="float">
            <text:p>108</text:p>
          </table:table-cell>
          <table:table-cell table:style-name="ce64" table:formula="of:=([.G204]/2.5)*0.7457" office:value-type="float" office:value="363.9016" calcext:value-type="float">
            <text:p>364</text:p>
          </table:table-cell>
          <table:table-cell table:style-name="ce73" table:formula="of:=MIN(([.F204]*[.N204])*[.M204]*[.O204];[.K204])" office:value-type="float" office:value="316.37160985497" calcext:value-type="float">
            <text:p>316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105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3" office:value-type="string" calcext:value-type="string">
            <text:p>4-6-0</text:p>
          </table:table-cell>
          <table:table-cell table:style-name="ce5"/>
          <table:table-cell table:style-name="ce19" office:value-type="float" office:value="125" calcext:value-type="float">
            <text:p>1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40" table:formula="of:=[.G205]/[.F205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51" office:value-type="float" office:value="114" calcext:value-type="float">
            <text:p>114</text:p>
          </table:table-cell>
          <table:table-cell table:style-name="ce63" table:formula="of:=([.G205]/2.5)*0.7457" office:value-type="float" office:value="431.0146" calcext:value-type="float">
            <text:p>431</text:p>
          </table:table-cell>
          <table:table-cell table:style-name="ce69" office:value-type="float" office:value="368" calcext:value-type="float">
            <text:p>368</text:p>
          </table:table-cell>
          <table:table-cell table:style-name="ce77" office:value-type="float" office:value="6.7841705762" calcext:value-type="float">
            <text:p>6.78</text:p>
          </table:table-cell>
          <table:table-cell table:style-name="ce40" office:value-type="float" office:value="26" calcext:value-type="float">
            <text:p>26.00</text:p>
          </table:table-cell>
          <table:table-cell table:style-name="ce82" table:formula="of:=([.L205]/[.M205])/([.F205]*[.N205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92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1" table:formula="of:=[.G206]/[.F20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55" office:value-type="float" office:value="143" calcext:value-type="float">
            <text:p>143</text:p>
          </table:table-cell>
          <table:table-cell table:style-name="ce64" table:formula="of:=([.G206]/2.5)*0.7457" office:value-type="float" office:value="738.243" calcext:value-type="float">
            <text:p>738</text:p>
          </table:table-cell>
          <table:table-cell table:style-name="ce73" table:formula="of:=MIN(([.F206]*[.N206])*[.M206]*[.O206];[.K206])" office:value-type="float" office:value="600.986046149944" calcext:value-type="float">
            <text:p>60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94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1" table:formula="of:=[.G207]/[.F20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16" calcext:value-type="float">
            <text:p>116</text:p>
          </table:table-cell>
          <table:table-cell table:style-name="ce64" table:formula="of:=([.G207]/2.5)*0.7457" office:value-type="float" office:value="492.162" calcext:value-type="float">
            <text:p>492</text:p>
          </table:table-cell>
          <table:table-cell table:style-name="ce73" table:formula="of:=MIN(([.F207]*[.N207])*[.M207]*[.O207];[.K207])" office:value-type="float" office:value="413.323306577961" calcext:value-type="float">
            <text:p>413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94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1" table:formula="of:=[.G208]/[.F20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11" calcext:value-type="float">
            <text:p>111</text:p>
          </table:table-cell>
          <table:table-cell table:style-name="ce64" table:formula="of:=([.G208]/2.5)*0.7457" office:value-type="float" office:value="407.45048" calcext:value-type="float">
            <text:p>407</text:p>
          </table:table-cell>
          <table:table-cell table:style-name="ce73" table:formula="of:=MIN(([.F208]*[.N208])*[.M208]*[.O208];[.K208])" office:value-type="float" office:value="382.055415052464" calcext:value-type="float">
            <text:p>382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94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1" table:formula="of:=[.G209]/[.F20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08" calcext:value-type="float">
            <text:p>108</text:p>
          </table:table-cell>
          <table:table-cell table:style-name="ce64" table:formula="of:=([.G209]/2.5)*0.7457" office:value-type="float" office:value="359.72568" calcext:value-type="float">
            <text:p>360</text:p>
          </table:table-cell>
          <table:table-cell table:style-name="ce73" table:formula="of:=MIN(([.F209]*[.N209])*[.M209]*[.O209];[.K209])" office:value-type="float" office:value="330.810045740969" calcext:value-type="float">
            <text:p>33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94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5" office:value-type="string" calcext:value-type="string">
            <text:p>2-6-2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1" table:formula="of:=[.G210]/[.F21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82" calcext:value-type="float">
            <text:p>82</text:p>
          </table:table-cell>
          <table:table-cell table:style-name="ce64" table:formula="of:=([.G210]/2.5)*0.7457" office:value-type="float" office:value="305.737" calcext:value-type="float">
            <text:p>306</text:p>
          </table:table-cell>
          <table:table-cell table:style-name="ce73" table:formula="of:=MIN(([.F210]*[.N210])*[.M210]*[.O210];[.K210])" office:value-type="float" office:value="250.410852562476" calcext:value-type="float">
            <text:p>250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94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3" office:value-type="string" calcext:value-type="string">
            <text:p>4-6-2</text:p>
          </table:table-cell>
          <table:table-cell table:style-name="ce5"/>
          <table:table-cell table:style-name="ce19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40" table:formula="of:=[.G211]/[.F211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51" office:value-type="float" office:value="174" calcext:value-type="float">
            <text:p>174</text:p>
          </table:table-cell>
          <table:table-cell table:style-name="ce63" table:formula="of:=([.G211]/2.5)*0.7457" office:value-type="float" office:value="742.7172" calcext:value-type="float">
            <text:p>743</text:p>
          </table:table-cell>
          <table:table-cell table:style-name="ce74" office:value-type="float" office:value="697" calcext:value-type="float">
            <text:p>697</text:p>
          </table:table-cell>
          <table:table-cell table:style-name="ce77" office:value-type="float" office:value="6.7841705762" calcext:value-type="float">
            <text:p>6.78</text:p>
          </table:table-cell>
          <table:table-cell table:style-name="ce40" office:value-type="float" office:value="27.22" calcext:value-type="float">
            <text:p>27.22</text:p>
          </table:table-cell>
          <table:table-cell table:style-name="ce82" table:formula="of:=([.L211]/[.M211])/([.F211]*[.N211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92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1" table:formula="of:=[.G212]/[.F21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64" table:formula="of:=([.G212]/2.5)*0.7457" office:value-type="float" office:value="601.0342" calcext:value-type="float">
            <text:p>601</text:p>
          </table:table-cell>
          <table:table-cell table:style-name="ce73" table:formula="of:=MIN(([.F212]*[.N212])*[.M212]*[.O212];[.K212])" office:value-type="float" office:value="590.831135999945" calcext:value-type="float">
            <text:p>59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1" table:formula="of:=[.G213]/[.F21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55" office:value-type="float" office:value="149" calcext:value-type="float">
            <text:p>149</text:p>
          </table:table-cell>
          <table:table-cell table:style-name="ce65" table:formula="of:=([.G213]/2.5)*0.7457" office:value-type="float" office:value="730.786" calcext:value-type="float">
            <text:p>731</text:p>
          </table:table-cell>
          <table:table-cell table:style-name="ce73" table:formula="of:=MIN(([.F213]*[.N213])*[.M213]*[.O213];[.K213])" office:value-type="float" office:value="680.675643688228" calcext:value-type="float">
            <text:p>68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2" calcext:value-type="float">
            <text:p>27.22</text:p>
          </table:table-cell>
          <table:table-cell table:style-name="ce83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94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0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30" office:value-type="float" office:value="2120" calcext:value-type="float">
            <text:p>2120</text:p>
          </table:table-cell>
          <table:table-cell table:style-name="ce41" table:formula="of:=[.G214]/[.F21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64" table:formula="of:=([.G214]/2.5)*0.7457" office:value-type="float" office:value="632.3536" calcext:value-type="float">
            <text:p>632</text:p>
          </table:table-cell>
          <table:table-cell table:style-name="ce73" table:formula="of:=MIN(([.F214]*[.N214])*[.M214]*[.O214];[.K214])" office:value-type="float" office:value="538.234200997259" calcext:value-type="float">
            <text:p>538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2" calcext:value-type="float">
            <text:p>27.22</text:p>
          </table:table-cell>
          <table:table-cell table:style-name="ce8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3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2"/>
          <table:table-cell table:style-name="Default"/>
          <table:table-cell table:style-name="ce1"/>
          <table:table-cell table:style-name="ce66"/>
          <table:table-cell table:style-name="ce1"/>
          <table:table-cell table:style-name="ce42" table:number-columns-repeated="2"/>
          <table:table-cell table:style-name="ce84"/>
          <table:table-cell table:style-name="Default" table:number-columns-repeated="1007"/>
          <table:table-cell table:number-columns-repeated="2"/>
        </table:table-row>
        <table:table-row table:style-name="ro3" table:number-rows-repeated="10483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10"/>
        <table:table-column table:style-name="co25" table:default-cell-style-name="ce110"/>
        <table:table-column table:style-name="co1" table:default-cell-style-name="ce8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09" office:value-type="string" calcext:value-type="string">
            <text:p>kG/kW/hour</text:p>
          </table:table-cell>
          <table:table-cell table:style-name="ce109" office:value-type="string" calcext:value-type="string">
            <text:p>Kg/hour/grate</text:p>
          </table:table-cell>
          <table:table-cell table:style-name="ce11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58])*[Extrapolation.L158]" office:value-type="float" office:value="20.2730598234483" calcext:value-type="float">
            <text:p>20.2730598234</text:p>
          </table:table-cell>
          <table:table-cell table:style-name="ce112" table:formula="of:=1/([.D2]*[.H4])" office:value-type="percentage" office:value="0.0639924204332514" calcext:value-type="percentage">
            <text:p>6.40%</text:p>
          </table:table-cell>
          <table:table-cell table:style-name="ce114" office:value-type="string" calcext:value-type="string">
            <text:p>American</text:p>
          </table:table-cell>
          <table:table-cell table:style-name="ce119" table:formula="of:=6150/1016.0472004055" office:value-type="float" office:value="6.05286840763457" calcext:value-type="float">
            <text:p>6.0528684076</text:p>
          </table:table-cell>
          <table:table-cell table:style-name="ce8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59])*[Extrapolation.L159]" office:value-type="float" office:value="25.0086602747958" calcext:value-type="float">
            <text:p>25.0086602748</text:p>
          </table:table-cell>
          <table:table-cell table:style-name="ce113" table:formula="of:=1/([.D3]*[.H3])" office:value-type="percentage" office:value="0.0506455936516068" calcext:value-type="percentage">
            <text:p>5.06%</text:p>
          </table:table-cell>
          <table:table-cell table:style-name="ce115" office:value-type="string" calcext:value-type="string">
            <text:p>Yorkshire</text:p>
          </table:table-cell>
          <table:table-cell table:style-name="ce120" table:formula="of:=(12560*0.000293071)/0.453592" office:value-type="float" office:value="8.11516023210286" calcext:value-type="float">
            <text:p>8.1151602321</text:p>
          </table:table-cell>
          <table:table-cell table:style-name="ce8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16" office:value-type="string" calcext:value-type="string">
            <text:p>Welsh</text:p>
          </table:table-cell>
          <table:table-cell table:style-name="ce121" table:formula="of:=(14050*0.000293071)/0.453592" office:value-type="float" office:value="9.0778663424399" calcext:value-type="float">
            <text:p>9.0778663424</text:p>
          </table:table-cell>
          <table:table-cell table:style-name="ce8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17" office:value-type="string" calcext:value-type="string">
            <text:p>Coke</text:p>
          </table:table-cell>
          <table:table-cell table:style-name="ce122" table:formula="of:=(12500*0.000293071)/0.453592" office:value-type="float" office:value="8.076393543096" calcext:value-type="float">
            <text:p>8.0763935431</text:p>
          </table:table-cell>
          <table:table-cell table:style-name="ce8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18" office:value-type="string" calcext:value-type="string">
            <text:p>Sub-bitum.</text:p>
          </table:table-cell>
          <table:table-cell table:style-name="ce12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8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8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84"/>
        <table:table-column table:style-name="co31" table:default-cell-style-name="ce8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11" office:value-type="string" calcext:value-type="string">
            <text:p>Thermal efficiency (theor.)</text:p>
          </table:table-cell>
          <table:table-cell table:style-name="ce11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2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25" table:formula="of:=[Extrapolation.L15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1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7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21:44:47.3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11T00:48:42.771000000</dc:date>
    <meta:editing-duration>P25DT14H46S</meta:editing-duration>
    <meta:editing-cycles>1489</meta:editing-cycles>
    <meta:generator>LibreOffice/4.4.6.3$Windows_x86 LibreOffice_project/e8938fd3328e95dcf59dd64e7facd2c7d67c704d</meta:generator>
    <meta:document-statistic meta:table-count="5" meta:cell-count="3950" meta:object-count="0"/>
  </office:meta>
</office:document-meta>
</file>